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表格1" style:family="table">
      <style:table-properties style:width="17.216cm" table:align="left"/>
    </style:style>
    <style:style style:name="表格1.A" style:family="table-column">
      <style:table-column-properties style:column-width="1.226cm"/>
    </style:style>
    <style:style style:name="表格1.B" style:family="table-column">
      <style:table-column-properties style:column-width="6.096cm"/>
    </style:style>
    <style:style style:name="表格1.D" style:family="table-column">
      <style:table-column-properties style:column-width="2.79cm"/>
    </style:style>
    <style:style style:name="表格1.E" style:family="table-column">
      <style:table-column-properties style:column-width="1.007cm"/>
    </style:style>
    <style:style style:name="表格1.A1" style:family="table-cell">
      <style:table-cell-properties style:vertical-align="middle" fo:padding="0.049cm" fo:border="0.05pt solid #000000"/>
    </style:style>
    <style:style style:name="表格2" style:family="table">
      <style:table-properties style:width="17.732cm" table:align="left"/>
    </style:style>
    <style:style style:name="表格2.A" style:family="table-column">
      <style:table-column-properties style:column-width="1.325cm"/>
    </style:style>
    <style:style style:name="表格2.B" style:family="table-column">
      <style:table-column-properties style:column-width="4.322cm"/>
    </style:style>
    <style:style style:name="表格2.C" style:family="table-column">
      <style:table-column-properties style:column-width="8.578cm"/>
    </style:style>
    <style:style style:name="表格2.D" style:family="table-column">
      <style:table-column-properties style:column-width="2.501cm"/>
    </style:style>
    <style:style style:name="表格2.E" style:family="table-column">
      <style:table-column-properties style:column-width="1.007cm"/>
    </style:style>
    <style:style style:name="表格2.A1" style:family="table-cell">
      <style:table-cell-properties style:vertical-align="middle" fo:padding="0.049cm" fo:border="0.05pt solid #000000"/>
    </style:style>
    <style:style style:name="P1" style:family="paragraph" style:parent-style-name="Heading_20_1">
      <style:paragraph-properties fo:margin-top="0cm" fo:margin-bottom="0.247cm" style:contextual-spacing="false" fo:line-height="114%"/>
    </style:style>
    <style:style style:name="P2" style:family="paragraph" style:parent-style-name="Heading_20_2">
      <style:paragraph-properties fo:margin-top="0cm" fo:margin-bottom="0.247cm" style:contextual-spacing="false" fo:line-height="114%"/>
      <style:text-properties style:font-name-asian="Google Sans"/>
    </style:style>
    <style:style style:name="P3" style:family="paragraph" style:parent-style-name="Heading_20_2">
      <style:paragraph-properties fo:margin-top="0cm" fo:margin-bottom="0.247cm" style:contextual-spacing="false" fo:line-height="114%"/>
    </style:style>
    <style:style style:name="P4" style:family="paragraph" style:parent-style-name="Heading_20_3">
      <style:paragraph-properties fo:margin-top="0cm" fo:margin-bottom="0.247cm" style:contextual-spacing="false" fo:line-height="114%"/>
    </style:style>
    <style:style style:name="P5" style:family="paragraph" style:parent-style-name="Preformatted_20_Text" style:list-style-name="L4">
      <style:paragraph-properties fo:margin-top="0cm" fo:margin-bottom="0cm" style:contextual-spacing="false" fo:line-height="114%" fo:padding="0cm" fo:border="none"/>
    </style:style>
    <style:style style:name="P6" style:family="paragraph" style:parent-style-name="Preformatted_20_Text">
      <style:paragraph-properties fo:margin-top="0cm" fo:margin-bottom="0cm" style:contextual-spacing="false" fo:line-height="114%"/>
    </style:style>
    <style:style style:name="P7" style:family="paragraph" style:parent-style-name="Table_20_Contents">
      <style:paragraph-properties fo:margin-top="0cm" fo:margin-bottom="0cm" style:contextual-spacing="false" fo:line-height="114%"/>
    </style:style>
    <style:style style:name="P8" style:family="paragraph" style:parent-style-name="Table_20_Contents">
      <style:paragraph-properties fo:margin-top="0cm" fo:margin-bottom="0.247cm" style:contextual-spacing="false" fo:line-height="114%" fo:text-align="start" style:justify-single-word="false"/>
    </style:style>
    <style:style style:name="P9" style:family="paragraph" style:parent-style-name="Table_20_Contents">
      <style:paragraph-properties fo:margin-top="0cm" fo:margin-bottom="0cm" style:contextual-spacing="false" fo:line-height="114%" fo:text-align="start" style:justify-single-word="false"/>
    </style:style>
    <style:style style:name="P10" style:family="paragraph" style:parent-style-name="Table_20_Contents">
      <style:paragraph-properties fo:margin-top="0cm" fo:margin-bottom="0.247cm" style:contextual-spacing="false" fo:line-height="114%" fo:text-align="start" style:justify-single-word="false"/>
      <style:text-properties style:font-name="Google Sans Text" fo:font-size="12pt" fo:background-color="transparent"/>
    </style:style>
    <style:style style:name="P11" style:family="paragraph" style:parent-style-name="Table_20_Contents">
      <style:paragraph-properties fo:margin-top="0cm" fo:margin-bottom="0.247cm" style:contextual-spacing="false" fo:line-height="114%" fo:text-align="start" style:justify-single-word="false"/>
      <style:text-properties style:font-name="Google Sans Text"/>
    </style:style>
    <style:style style:name="P12" style:family="paragraph" style:parent-style-name="Table_20_Contents">
      <style:paragraph-properties fo:margin-top="0cm" fo:margin-bottom="0.247cm" style:contextual-spacing="false" fo:line-height="114%" fo:text-align="start" style:justify-single-word="false"/>
      <style:text-properties style:font-name-asian="Google Sans Text"/>
    </style:style>
    <style:style style:name="P13" style:family="paragraph" style:parent-style-name="Text_20_body">
      <style:paragraph-properties fo:margin-top="0cm" fo:margin-bottom="0.247cm" style:contextual-spacing="false" fo:line-height="114%"/>
    </style:style>
    <style:style style:name="P14" style:family="paragraph" style:parent-style-name="Text_20_body">
      <style:paragraph-properties fo:margin-top="0cm" fo:margin-bottom="0.247cm" style:contextual-spacing="false" fo:line-height="114%" fo:padding="0cm" fo:border="none"/>
    </style:style>
    <style:style style:name="P15" style:family="paragraph" style:parent-style-name="Text_20_body" style:list-style-name="L1">
      <style:paragraph-properties fo:margin-top="0cm" fo:margin-bottom="0.247cm" style:contextual-spacing="false" fo:line-height="114%" fo:padding="0cm" fo:border="none"/>
    </style:style>
    <style:style style:name="P16" style:family="paragraph" style:parent-style-name="Text_20_body" style:list-style-name="L2">
      <style:paragraph-properties fo:margin-top="0cm" fo:margin-bottom="0.247cm" style:contextual-spacing="false" fo:line-height="114%" fo:padding="0cm" fo:border="none"/>
    </style:style>
    <style:style style:name="P17" style:family="paragraph" style:parent-style-name="Text_20_body" style:list-style-name="L3">
      <style:paragraph-properties fo:margin-top="0cm" fo:margin-bottom="0.247cm" style:contextual-spacing="false" fo:line-height="114%" fo:padding="0cm" fo:border="none"/>
    </style:style>
    <style:style style:name="P18" style:family="paragraph" style:parent-style-name="Text_20_body" style:list-style-name="L4">
      <style:paragraph-properties fo:margin-top="0cm" fo:margin-bottom="0.247cm" style:contextual-spacing="false" fo:line-height="114%" fo:padding="0cm" fo:border="none"/>
    </style:style>
    <style:style style:name="P19" style:family="paragraph" style:parent-style-name="Text_20_body" style:list-style-name="L5">
      <style:paragraph-properties fo:margin-top="0cm" fo:margin-bottom="0.247cm" style:contextual-spacing="false" fo:line-height="114%" fo:padding="0cm" fo:border="none"/>
    </style:style>
    <style:style style:name="P20" style:family="paragraph" style:parent-style-name="Text_20_body" style:list-style-name="L6">
      <style:paragraph-properties fo:margin-top="0cm" fo:margin-bottom="0.247cm" style:contextual-spacing="false" fo:line-height="114%" fo:padding="0cm" fo:border="none"/>
    </style:style>
    <style:style style:name="P21" style:family="paragraph" style:parent-style-name="Text_20_body" style:list-style-name="L7">
      <style:paragraph-properties fo:margin-top="0cm" fo:margin-bottom="0.247cm" style:contextual-spacing="false" fo:line-height="114%" fo:padding="0cm" fo:border="none"/>
    </style:style>
    <style:style style:name="P22" style:family="paragraph" style:parent-style-name="Text_20_body" style:list-style-name="L4">
      <style:paragraph-properties fo:margin-top="0cm" fo:margin-bottom="0.247cm" style:contextual-spacing="false" fo:line-height="114%" fo:padding="0cm" fo:border="none"/>
      <style:text-properties style:font-name="Google Sans Text"/>
    </style:style>
    <style:style style:name="P23" style:family="paragraph" style:parent-style-name="Text_20_body">
      <style:paragraph-properties fo:margin-top="0cm" fo:margin-bottom="0.247cm" style:contextual-spacing="false" fo:line-height="114%" fo:padding="0cm" fo:border="none"/>
      <style:text-properties style:font-name="Google Sans Text"/>
    </style:style>
    <style:style style:name="T1" style:family="text">
      <style:text-properties style:font-name="Google Sans"/>
    </style:style>
    <style:style style:name="T2" style:family="text">
      <style:text-properties style:font-name-asian="Google Sans"/>
    </style:style>
    <style:style style:name="T3" style:family="text">
      <style:text-properties style:font-name="Google Sans Text"/>
    </style:style>
    <style:style style:name="T4" style:family="text">
      <style:text-properties style:font-name="Google Sans Text" fo:font-size="12pt" fo:background-color="transparent" loext:char-shading-value="0"/>
    </style:style>
    <style:style style:name="T5" style:family="text">
      <style:text-properties style:font-name-asian="Google Sans Tex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OpenStack </text:span><text:span text:style-name="T2">详解：实践、架构与社区资源</text:span></text:h>
      <text:h text:style-name="P2" text:outline-level="2">引言</text:h>
      <text:p text:style-name="P13"><text:span text:style-name="T3">OpenStack </text:span><text:span text:style-name="T5">是一个强大的开源云计算平台，主要作为基础设施即服务 </text:span><text:span text:style-name="T3">(IaaS) </text:span><text:span text:style-name="T5">进行部署，广泛应用于公共云和私有云环境 </text:span><text:span text:style-name="T4">1</text:span><text:span text:style-name="T5">。它允许组织机构和开发者控制和管理数据中心内的大规模计算、存储和网络资源池 </text:span><text:span text:style-name="T4">3</text:span><text:span text:style-name="T5">。用户可以通过基于 </text:span><text:span text:style-name="T3">Web </text:span><text:span text:style-name="T5">的仪表盘 </text:span><text:span text:style-name="T3">(Dashboard, </text:span><text:span text:style-name="T5">即 </text:span><text:span text:style-name="T3">Horizon </text:span><text:span text:style-name="T5">项目</text:span><text:span text:style-name="T3">)</text:span><text:span text:style-name="T5">、命令行工具 </text:span><text:span text:style-name="T3">(CLI) </text:span><text:span text:style-name="T5">或 </text:span><text:span text:style-name="T3">RESTful Web </text:span><text:span text:style-name="T5">服务 </text:span><text:span text:style-name="T3">(API) </text:span><text:span text:style-name="T5">来管理这些资源 </text:span><text:span text:style-name="T4">3</text:span><text:span text:style-name="T5">。</text:span><text:span text:style-name="T3">OpenStack </text:span><text:span text:style-name="T5">项目由全球的开发者和云计算技术专家协作开发，旨在提供一个易于实施、高度可扩展、功能丰富且具有极强扩展性的云解决方案 </text:span><text:span text:style-name="T4">2</text:span><text:span text:style-name="T5">。本报告旨在为希望深入了解并实际操作 </text:span><text:span text:style-name="T3">OpenStack </text:span><text:span text:style-name="T5">的技术人员提供一份全面的指南，详细解释其环境搭建过程、软件架构、关键代码资源以及活跃的社区参与途径。</text:span></text:p>
      <text:h text:style-name="P3" text:outline-level="2"><text:span text:style-name="T1">OpenStack </text:span><text:span text:style-name="T2">的本质：软件集合而非库</text:span></text:h>
      <text:p text:style-name="P13"><text:span text:style-name="T5">理解 </text:span><text:span text:style-name="T3">OpenStack </text:span><text:span text:style-name="T5">的核心特性对于有效部署和使用至关重要。它并非一个单一的软件包或可以在应用程序中直接调用的库，而是一个复杂的系统。</text:span></text:p>
      <text:h text:style-name="P4" text:outline-level="3"><text:span text:style-name="T1">A. </text:span><text:span text:style-name="T2">软件集合定义</text:span></text:h>
      <text:p text:style-name="P13"><text:span text:style-name="T3">OpenStack </text:span><text:span text:style-name="T5">本质上是由多个相互关联、协同工作的开源软件项目（或称为服务）组成的集合 </text:span><text:span text:style-name="T4">1</text:span><text:span text:style-name="T5">。这些服务共同提供了构建和管理云基础设施所需的核心功能。用户需要下载、安装并配置这些独立的服务组件，而不是像安装单个应用程序那样简单 </text:span><text:span text:style-name="T4">1</text:span><text:span text:style-name="T5">。</text:span></text:p>
      <text:p text:style-name="P13"><text:span text:style-name="T5">这与常见的 </text:span><text:span text:style-name="T3">Python </text:span><text:span text:style-name="T5">库有着本质区别。虽然存在用于与已部署的 </text:span><text:span text:style-name="T3">OpenStack </text:span><text:span text:style-name="T5">云进行交互的 </text:span><text:span text:style-name="T3">Python </text:span><text:span text:style-name="T5">软件开发工具包 </text:span><text:span text:style-name="T3">(SDK)</text:span><text:span text:style-name="T5">，例如 </text:span><text:span text:style-name="Source_20_Text"><text:span text:style-name="T3">openstacksdk</text:span></text:span><text:span text:style-name="T3"> </text:span><text:span text:style-name="T4">7</text:span><text:span text:style-name="T5">，但 </text:span><text:span text:style-name="T3">OpenStack </text:span><text:span text:style-name="T5">本身不能通过简单的 </text:span><text:span text:style-name="Source_20_Text"><text:span text:style-name="T3">import openstack</text:span></text:span><text:span text:style-name="T3"> </text:span><text:span text:style-name="T5">语句在应用程序代码中直接使用。它是一个需要独立部署和运行的基础设施平台。</text:span></text:p>
      <text:p text:style-name="P13"><text:span text:style-name="T5">这种“软件集合”的特性是 </text:span><text:span text:style-name="T3">OpenStack </text:span><text:span text:style-name="T5">强大灵活性和 </text:span><text:span text:style-name="T3">inherent </text:span><text:span text:style-name="T5">复杂性的根源。模块化的设计允许用户根据自身需求选择和部署所需的服务组件 </text:span><text:span text:style-name="T4">3</text:span><text:span text:style-name="T5">。例如，一个用户可能只需要计算 </text:span><text:span text:style-name="T3">(Nova) </text:span><text:span text:style-name="T5">和镜像 </text:span><text:span text:style-name="T3">(Glance) </text:span><text:span text:style-name="T5">服务，而另一个用户可能需要完整的计算、存储 </text:span><text:span text:style-name="T3">(Cinder, Swift) </text:span><text:span text:style-name="T5">和网络 </text:span><text:span text:style-name="T3">(Neutron) </text:span><text:span text:style-name="T5">功能。然而，这种灵活性也意味着部署和运维人员需要理解各个服务之间的交互方式和依赖关系，这无疑增加了初始设置和长期管理的复杂性 </text:span><text:span text:style-name="T4">14</text:span><text:span text:style-name="T5">。服务间的配置、网络连接和版本兼容性都需要仔细管理。</text:span></text:p>
      <text:h text:style-name="P4" text:outline-level="3"><text:span text:style-name="T1">B. </text:span><text:span text:style-name="T2">安装与部署方式</text:span></text:h>
      <text:p text:style-name="P13"><text:span text:style-name="T5">用户通常不会直接从源代码编译和安装每一个 </text:span><text:span text:style-name="T3">OpenStack </text:span><text:span text:style-name="T5">服务。更常见的做法是利用社区提供的部署工具或遵循详细的手动安装指南 </text:span><text:span text:style-name="T4">18</text:span><text:span text:style-name="T5">。这些工具旨在自动化繁琐的安装和配置过程。部署过程通常涉及在多个物理服务器或虚拟机（称为节点）上安装、配置和启动这些分布式服务 </text:span><text:span text:style-name="T4">18</text:span><text:span text:style-name="T5">。例如，某些服务可能运行在控制节点上，而计算服务则运行在专门的计算节点上。</text:span></text:p>
      <text:p text:style-name="P13"><text:span text:style-name="T5">将 </text:span><text:span text:style-name="T3">OpenStack </text:span><text:span text:style-name="T5">定义为需要安装和部署的软件集合，而非可直接导入的库，这清晰地界定了它作为基础设施平台的角色。</text:span><text:span text:style-name="T3">OpenStack </text:span><text:span text:style-name="T5">运行在操作系统之上，其核心功能是管理底层的硬件资源池（</text:span><text:span text:style-name="T3">CPU</text:span><text:span text:style-name="T5">、内</text:span><text:soft-page-break/><text:span text:style-name="T5">存、存储、网络）</text:span><text:span text:style-name="T4">3</text:span><text:span text:style-name="T5">，并以 </text:span><text:span text:style-name="T3">IaaS </text:span><text:span text:style-name="T5">的形式向上层提供服务 </text:span><text:span text:style-name="T4">2</text:span><text:span text:style-name="T5">。应用程序或用户通过调用 </text:span><text:span text:style-name="T3">OpenStack API </text:span><text:span text:style-name="T5">或使用 </text:span><text:span text:style-name="T3">SDK </text:span><text:span text:style-name="T5">与一个 </text:span><text:span text:style-name="Emphasis"><text:span text:style-name="T5">已经部署并运行</text:span></text:span><text:span text:style-name="T5"> 的 </text:span><text:span text:style-name="T3">OpenStack </text:span><text:span text:style-name="T5">环境进行交互 </text:span><text:span text:style-name="T4">7</text:span><text:span text:style-name="T5">，而不是将 </text:span><text:span text:style-name="T3">OpenStack </text:span><text:span text:style-name="T5">作为自身代码的一部分嵌入。这明确了 </text:span><text:span text:style-name="T3">OpenStack </text:span><text:span text:style-name="T5">在整个技术栈中所处的基础设施层面。</text:span></text:p>
      <text:h text:style-name="P3" text:outline-level="2"><text:span text:style-name="T1">OpenStack </text:span><text:span text:style-name="T2">软件框架结构</text:span></text:h>
      <text:p text:style-name="P13"><text:span text:style-name="T3">OpenStack </text:span><text:span text:style-name="T5">的强大功能源于其精心设计的分布式软件框架。理解其架构对于部署、运维和在其上开发应用至关重要。</text:span></text:p>
      <text:h text:style-name="P4" text:outline-level="3"><text:span text:style-name="T1">A. </text:span><text:span text:style-name="T2">分布式服务架构</text:span></text:h>
      <text:p text:style-name="P13"><text:span text:style-name="T3">OpenStack </text:span><text:span text:style-name="T5">采用分布式架构，由一系列独立的服务组成，这些服务通过应用程序编程接口 </text:span><text:span text:style-name="T3">(API) </text:span><text:span text:style-name="T5">进行相互通信 </text:span><text:span text:style-name="T4">2</text:span><text:span text:style-name="T5">。这种松耦合的设计提高了系统的模块化程度和可扩展性。服务之间的内部通信通常依赖于一个消息队列系统（例如 </text:span><text:span text:style-name="T3">RabbitMQ</text:span><text:span text:style-name="T5">），用于传递异步任务和状态更新 </text:span><text:span text:style-name="T4">2</text:span><text:span text:style-name="T5">。同时，各服务也暴露 </text:span><text:span text:style-name="T3">RESTful API</text:span><text:span text:style-name="T5">，供其他服务或外部用户调用。</text:span></text:p>
      <text:p text:style-name="P13"><text:span text:style-name="T5">身份认证、授权以及服务发现的功能由 </text:span><text:span text:style-name="T3">Keystone </text:span><text:span text:style-name="T5">服务集中处理 </text:span><text:span text:style-name="T4">3</text:span><text:span text:style-name="T5">。当一个服务需要调用另一个服务时，它首先需要通过 </text:span><text:span text:style-name="T3">Keystone </text:span><text:span text:style-name="T5">进行身份验证，获取一个令牌 </text:span><text:span text:style-name="T3">(token) </text:span><text:span text:style-name="T5">和一个包含其他服务 </text:span><text:span text:style-name="T3">API </text:span><text:span text:style-name="T5">端点 </text:span><text:span text:style-name="T3">(endpoint) </text:span><text:span text:style-name="T5">地址的服务目录 </text:span><text:span text:style-name="T3">(service catalog)</text:span><text:span text:style-name="T5">。</text:span></text:p>
      <text:p text:style-name="P13"><text:span text:style-name="T5">这种基于 </text:span><text:span text:style-name="T3">API </text:span><text:span text:style-name="T5">和消息队列的分布式架构是 </text:span><text:span text:style-name="T3">OpenStack </text:span><text:span text:style-name="T5">实现高可扩展性 </text:span><text:span text:style-name="T3">(scalability) </text:span><text:span text:style-name="T5">和弹性 </text:span><text:span text:style-name="T3">(resilience) </text:span><text:span text:style-name="T5">的关键。服务可以独立地部署在不同的物理或虚拟节点上，并且可以通过增加服务实例的数量来进行水平扩展 </text:span><text:span text:style-name="T4">3</text:span><text:span text:style-name="T5">。服务间的解耦也意味着单个服务的故障通常不会导致整个系统崩溃。然而，这种架构也引入了新的挑战。系统性能在很大程度上依赖于底层网络的效率，服务间的网络延迟和带宽可能成为瓶颈。此外，作为核心通信组件的消息队列本身也需要保证高可用性和高性能，其配置和维护也增加了运维的复杂性 </text:span><text:span text:style-name="T4">22</text:span><text:span text:style-name="T5">。</text:span></text:p>
      <text:h text:style-name="P4" text:outline-level="3"><text:span text:style-name="T1">B. </text:span><text:span text:style-name="T2">核心服务组件</text:span></text:h>
      <text:p text:style-name="P13"><text:span text:style-name="T3">OpenStack </text:span><text:span text:style-name="T5">包含众多服务项目，其中一些被认为是核心组件，构成了 </text:span><text:span text:style-name="T3">IaaS </text:span><text:span text:style-name="T5">的基础功能 </text:span><text:span text:style-name="T4">3</text:span><text:span text:style-name="T5">。关键的核心服务包括：</text:span></text:p>
      <text:list xml:id="list2893019715" text:style-name="L1">
        <text:list-item>
          <text:p text:style-name="P15"><text:span text:style-name="Strong_20_Emphasis"><text:span text:style-name="T3">Nova (Compute):</text:span></text:span><text:span text:style-name="T3"> </text:span><text:span text:style-name="T5">负责管理虚拟机实例的生命周期，是 </text:span><text:span text:style-name="T3">OpenStack </text:span><text:span text:style-name="T5">的核心计算引擎 </text:span><text:span text:style-name="T4">3</text:span><text:span text:style-name="T5">。 </text:span></text:p>
        </text:list-item>
        <text:list-item>
          <text:p text:style-name="P15"><text:span text:style-name="Strong_20_Emphasis"><text:span text:style-name="T3">Neutron (Networking):</text:span></text:span><text:span text:style-name="T3"> </text:span><text:span text:style-name="T5">提供网络连接即服务，管理虚拟网络、子网、路由器、负载均衡器和安全组等网络资源 </text:span><text:span text:style-name="T4">3</text:span><text:span text:style-name="T5">。 </text:span></text:p>
        </text:list-item>
        <text:list-item>
          <text:p text:style-name="P15"><text:span text:style-name="Strong_20_Emphasis"><text:span text:style-name="T3">Cinder (Block Storage):</text:span></text:span><text:span text:style-name="T3"> </text:span><text:span text:style-name="T5">提供持久化的块存储卷，可以挂载到虚拟机实例上 </text:span><text:span text:style-name="T4">3</text:span><text:span text:style-name="T5">。 </text:span></text:p>
        </text:list-item>
        <text:list-item>
          <text:p text:style-name="P15"><text:span text:style-name="Strong_20_Emphasis"><text:span text:style-name="T3">Keystone (Identity):</text:span></text:span><text:span text:style-name="T3"> </text:span><text:span text:style-name="T5">提供身份认证、服务目录和策略管理功能，是所有服务交互的中心枢纽 </text:span><text:span text:style-name="T4">3</text:span><text:span text:style-name="T5">。 </text:span></text:p>
        </text:list-item>
        <text:list-item>
          <text:p text:style-name="P15"><text:span text:style-name="Strong_20_Emphasis"><text:span text:style-name="T3">Glance (Image):</text:span></text:span><text:span text:style-name="T3"> </text:span><text:span text:style-name="T5">负责存储和管理虚拟机镜像 </text:span><text:span text:style-name="T4">3</text:span><text:span text:style-name="T5">。 </text:span></text:p>
        </text:list-item>
        <text:list-item>
          <text:p text:style-name="P15"><text:span text:style-name="Strong_20_Emphasis"><text:span text:style-name="T3">Swift (Object Storage):</text:span></text:span><text:span text:style-name="T3"> </text:span><text:span text:style-name="T5">提供高可用的分布式对象存储服务，适用于存储非结构化数据 </text:span><text:span text:style-name="T4">3</text:span><text:span text:style-name="T5">。 </text:span></text:p>
        </text:list-item>
        <text:list-item>
          <text:p text:style-name="P15"><text:soft-page-break/><text:span text:style-name="Strong_20_Emphasis"><text:span text:style-name="T3">Horizon (Dashboard):</text:span></text:span><text:span text:style-name="T3"> </text:span><text:span text:style-name="T5">提供基于 </text:span><text:span text:style-name="T3">Web </text:span><text:span text:style-name="T5">的图形用户界面，用于管理 </text:span><text:span text:style-name="T3">OpenStack </text:span><text:span text:style-name="T5">资源 </text:span><text:span text:style-name="T4">9</text:span><text:span text:style-name="T5">。 </text:span></text:p>
        </text:list-item>
      </text:list>
      <text:p text:style-name="P13"><text:span text:style-name="T5">除了这些核心服务，</text:span><text:span text:style-name="T3">OpenStack </text:span><text:span text:style-name="T5">生态系统还包含许多可选服务，用于提供更高级的功能，例如：</text:span></text:p>
      <text:list xml:id="list1255556720" text:style-name="L2">
        <text:list-item>
          <text:p text:style-name="P16"><text:span text:style-name="Strong_20_Emphasis"><text:span text:style-name="T3">Heat (Orchestration):</text:span></text:span><text:span text:style-name="T3"> </text:span><text:span text:style-name="T5">基于模板自动部署和管理云应用资源栈 </text:span><text:span text:style-name="T4">25</text:span><text:span text:style-name="T5">。 </text:span></text:p>
        </text:list-item>
        <text:list-item>
          <text:p text:style-name="P16"><text:span text:style-name="Strong_20_Emphasis"><text:span text:style-name="T3">Ceilometer / Telemetry (</text:span></text:span><text:span text:style-name="Strong_20_Emphasis"><text:span text:style-name="T5">包括 </text:span></text:span><text:span text:style-name="Strong_20_Emphasis"><text:span text:style-name="T3">Aodh, Gnocchi):</text:span></text:span><text:span text:style-name="T3"> </text:span><text:span text:style-name="T5">收集和存储云资源的使用情况指标，用于监控、计费和告警 </text:span><text:span text:style-name="T4">25</text:span><text:span text:style-name="T5">。 </text:span></text:p>
        </text:list-item>
        <text:list-item>
          <text:p text:style-name="P16"><text:span text:style-name="Strong_20_Emphasis"><text:span text:style-name="T3">Magnum (Container Infrastructure Management):</text:span></text:span><text:span text:style-name="T3"> </text:span><text:span text:style-name="T5">提供容器编排引擎（如 </text:span><text:span text:style-name="T3">Kubernetes, Docker Swarm</text:span><text:span text:style-name="T5">）作为 </text:span><text:span text:style-name="T3">OpenStack </text:span><text:span text:style-name="T5">资源 </text:span><text:span text:style-name="T4">29</text:span><text:span text:style-name="T5">。 </text:span></text:p>
        </text:list-item>
        <text:list-item>
          <text:p text:style-name="P16"><text:span text:style-name="Strong_20_Emphasis"><text:span text:style-name="T3">Ironic (Bare Metal):</text:span></text:span><text:span text:style-name="T3"> </text:span><text:span text:style-name="T5">用于自动化部署和管理物理裸金属服务器 </text:span><text:span text:style-name="T4">23</text:span><text:span text:style-name="T5">。 </text:span></text:p>
        </text:list-item>
      </text:list>
      <text:h text:style-name="P4" text:outline-level="3"><text:span text:style-name="T1">C. </text:span><text:span text:style-name="T2">典型节点角色</text:span></text:h>
      <text:p text:style-name="P13"><text:span text:style-name="T5">为了实现分布式架构，</text:span><text:span text:style-name="T3">OpenStack </text:span><text:span text:style-name="T5">服务通常部署在具有不同角色的物理或虚拟节点上 </text:span><text:span text:style-name="T4">20</text:span><text:span text:style-name="T5">。常见的节点角色划分包括：</text:span></text:p>
      <text:list xml:id="list523242624" text:style-name="L3">
        <text:list-item>
          <text:p text:style-name="P17"><text:span text:style-name="Strong_20_Emphasis"><text:span text:style-name="T5">控制节点 </text:span></text:span><text:span text:style-name="Strong_20_Emphasis"><text:span text:style-name="T3">(Controller Node):</text:span></text:span><text:span text:style-name="T3"> </text:span><text:span text:style-name="T5">这是 </text:span><text:span text:style-name="T3">OpenStack </text:span><text:span text:style-name="T5">云的“大脑”，通常运行核心服务的 </text:span><text:span text:style-name="T3">API </text:span><text:span text:style-name="T5">端点、数据库 </text:span><text:span text:style-name="T3">(</text:span><text:span text:style-name="T5">如 </text:span><text:span text:style-name="T3">MariaDB/MySQL)</text:span><text:span text:style-name="T5">、消息队列 </text:span><text:span text:style-name="T3">(</text:span><text:span text:style-name="T5">如 </text:span><text:span text:style-name="T3">RabbitMQ)</text:span><text:span text:style-name="T5">、调度器 </text:span><text:span text:style-name="T3">(scheduler) </text:span><text:span text:style-name="T5">以及 </text:span><text:span text:style-name="T3">Keystone, Glance, Nova API, Neutron Server, Cinder API </text:span><text:span text:style-name="T5">等管理服务 </text:span><text:span text:style-name="T4">20</text:span><text:span text:style-name="T5">。控制节点处理用户请求、协调其他节点的工作并维护云的状态。 </text:span></text:p>
        </text:list-item>
        <text:list-item>
          <text:p text:style-name="P17"><text:span text:style-name="Strong_20_Emphasis"><text:span text:style-name="T5">计算节点 </text:span></text:span><text:span text:style-name="Strong_20_Emphasis"><text:span text:style-name="T3">(Compute Node):</text:span></text:span><text:span text:style-name="T3"> </text:span><text:span text:style-name="T5">这些节点实际运行虚拟机实例。它们运行 </text:span><text:span text:style-name="T3">Hypervisor</text:span><text:span text:style-name="T5">（如 </text:span><text:span text:style-name="T3">KVM, QEMU, VMware</text:span><text:span text:style-name="T5">）以及 </text:span><text:span text:style-name="T3">Nova </text:span><text:span text:style-name="T5">的 </text:span><text:span text:style-name="Source_20_Text"><text:span text:style-name="T3">nova-compute</text:span></text:span><text:span text:style-name="T3"> </text:span><text:span text:style-name="T5">服务和 </text:span><text:span text:style-name="T3">Neutron </text:span><text:span text:style-name="T5">的 </text:span><text:span text:style-name="T3">L2 </text:span><text:span text:style-name="T5">代理（如 </text:span><text:span text:style-name="Source_20_Text"><text:span text:style-name="T3">neutron-openvswitch-agent</text:span></text:span><text:span text:style-name="T3"> </text:span><text:span text:style-name="T5">或 </text:span><text:span text:style-name="Source_20_Text"><text:span text:style-name="T3">neutron-linuxbridge-agent</text:span></text:span><text:span text:style-name="T5">）来管理实例的生命周期和网络连接 </text:span><text:span text:style-name="T4">20</text:span><text:span text:style-name="T5">。 </text:span></text:p>
        </text:list-item>
        <text:list-item>
          <text:p text:style-name="P17"><text:span text:style-name="Strong_20_Emphasis"><text:span text:style-name="T5">网络节点 </text:span></text:span><text:span text:style-name="Strong_20_Emphasis"><text:span text:style-name="T3">(Network Node) (</text:span></text:span><text:span text:style-name="Strong_20_Emphasis"><text:span text:style-name="T5">可选</text:span></text:span><text:span text:style-name="Strong_20_Emphasis"><text:span text:style-name="T3">):</text:span></text:span><text:span text:style-name="T3"> </text:span><text:span text:style-name="T5">在某些架构中，特别是需要提供高级网络服务（如 </text:span><text:span text:style-name="T3">L3 </text:span><text:span text:style-name="T5">路由、</text:span><text:span text:style-name="T3">NAT</text:span><text:span text:style-name="T5">、</text:span><text:span text:style-name="T3">DHCP</text:span><text:span text:style-name="T5">、负载均衡即服务 </text:span><text:span text:style-name="T3">LBaaS</text:span><text:span text:style-name="T5">）时，会设置专门的网络节点。这些节点运行 </text:span><text:span text:style-name="T3">Neutron </text:span><text:span text:style-name="T5">的 </text:span><text:span text:style-name="T3">L3 </text:span><text:span text:style-name="T5">代理、</text:span><text:span text:style-name="T3">DHCP </text:span><text:span text:style-name="T5">代理、元数据代理以及可能的 </text:span><text:span text:style-name="T3">LBaaS </text:span><text:span text:style-name="T5">代理 </text:span><text:span text:style-name="T4">23</text:span><text:span text:style-name="T5">。 </text:span></text:p>
        </text:list-item>
        <text:list-item>
          <text:p text:style-name="P17"><text:span text:style-name="Strong_20_Emphasis"><text:span text:style-name="T5">存储节点 </text:span></text:span><text:span text:style-name="Strong_20_Emphasis"><text:span text:style-name="T3">(Storage Node) (</text:span></text:span><text:span text:style-name="Strong_20_Emphasis"><text:span text:style-name="T5">可选</text:span></text:span><text:span text:style-name="Strong_20_Emphasis"><text:span text:style-name="T3">):</text:span></text:span><text:span text:style-name="T3"> </text:span><text:span text:style-name="T5">如果使用 </text:span><text:span text:style-name="T3">Cinder </text:span><text:span text:style-name="T5">提供块存储或 </text:span><text:span text:style-name="T3">Swift </text:span><text:span text:style-name="T5">提供对象存储，通常会配置专门的存储节点。这些节点运行 </text:span><text:span text:style-name="T3">Cinder </text:span><text:span text:style-name="T5">的 </text:span><text:span text:style-name="Source_20_Text"><text:span text:style-name="T3">cinder-volume</text:span></text:span><text:span text:style-name="T3"> </text:span><text:span text:style-name="T5">服务（连接后端存储）或 </text:span><text:span text:style-name="T3">Swift </text:span><text:span text:style-name="T5">的存储服务（</text:span><text:span text:style-name="T3">Proxy, Account, Container, Object servers</text:span><text:span text:style-name="T5">）。如果使用 </text:span><text:span text:style-name="T3">Ceph </text:span><text:span text:style-name="T5">作为统一后端，则这些节点可能运行 </text:span><text:span text:style-name="T3">Ceph OSD (Object Storage Daemon) </text:span><text:span text:style-name="T4">20</text:span><text:span text:style-name="T5">。 </text:span></text:p>
        </text:list-item>
      </text:list>
      <text:p text:style-name="P13"><text:span text:style-name="T5">为了保证服务的高可用性 </text:span><text:span text:style-name="T3">(High Availability, HA) </text:span><text:span text:style-name="T5">和可扩展性，生产环境中的 </text:span><text:span text:style-name="T3">OpenStack </text:span><text:span text:style-name="T5">通常会在多个物理节点上运行同一服务的多个实例，并使用负载均衡器（如 </text:span><text:span text:style-name="T3">HAProxy </text:span><text:span text:style-name="T5">结合 </text:span><text:span text:style-name="T3">Keepalived</text:span><text:span text:style-name="T5">）将请求分发到健康的实例上 </text:span><text:span text:style-name="T4">21</text:span><text:span text:style-name="T5">。</text:span></text:p>
      <text:p text:style-name="P13"><text:span text:style-name="T5">节点角色的划分提供了一种逻辑上的组织方式，但在实际部署中具有相当大的灵活性。例如，一个用于测试的小型环境可能会将所有服务都部署在一个“</text:span><text:span text:style-name="T3">All-in-One”</text:span><text:span text:style-name="T5">节点上 </text:span><text:span text:style-name="T4">35</text:span><text:span text:style-name="T5">。而在大规模生产环境中，可能会根据负载情况进一步细分角色，例如将数据库或消息队列部署在独立的专用节点上。部署工具本</text:span><text:soft-page-break/><text:span text:style-name="T5">身也可能采用特定的节点分组方式，例如 </text:span><text:span text:style-name="T3">Kolla-Ansible </text:span><text:span text:style-name="T5">定义了控制 </text:span><text:span text:style-name="T3">(control)</text:span><text:span text:style-name="T5">、网络 </text:span><text:span text:style-name="T3">(network)</text:span><text:span text:style-name="T5">、计算 </text:span><text:span text:style-name="T3">(compute)</text:span><text:span text:style-name="T5">、存储 </text:span><text:span text:style-name="T3">(storage) </text:span><text:span text:style-name="T5">和监控 </text:span><text:span text:style-name="T3">(monitoring) </text:span><text:span text:style-name="T5">等主机组 </text:span><text:span text:style-name="T4">27</text:span><text:span text:style-name="T5">。这种灵活性使得 </text:span><text:span text:style-name="T3">OpenStack </text:span><text:span text:style-name="T5">能够适应从小型私有云到大型公有云的各种部署场景，但也要求部署者根据具体需求仔细规划架构。</text:span></text:p>
      <text:p text:style-name="P13"><text:span text:style-name="T5">在整个架构中，</text:span><text:span text:style-name="T3">Keystone </text:span><text:span text:style-name="T5">扮演着至关重要的角色。它不仅负责验证用户和服务身份，还维护着服务目录，告知服务之间如何相互发现和通信 </text:span><text:span text:style-name="T4">3</text:span><text:span text:style-name="T5">。几乎所有的 </text:span><text:span text:style-name="T3">OpenStack </text:span><text:span text:style-name="T5">操作都需要与 </text:span><text:span text:style-name="T3">Keystone </text:span><text:span text:style-name="T5">交互以获取有效的认证令牌和 </text:span><text:span text:style-name="T3">API </text:span><text:span text:style-name="T5">端点信息 </text:span><text:span text:style-name="T4">2</text:span><text:span text:style-name="T5">。因此，</text:span><text:span text:style-name="T3">Keystone </text:span><text:span text:style-name="T5">可以被视为整个 </text:span><text:span text:style-name="T3">OpenStack </text:span><text:span text:style-name="T5">云的“中央门禁”和“服务地图”。其自身的可用性和安全性直接影响到整个云平台的正常运行，这也是为什么在生产环境中 </text:span><text:span text:style-name="T3">Keystone </text:span><text:span text:style-name="T5">通常需要以高可用集群模式部署的原因 </text:span><text:span text:style-name="T4">21</text:span><text:span text:style-name="T5">。</text:span></text:p>
      <text:h text:style-name="P3" text:outline-level="2"><text:span text:style-name="T2">搭建 </text:span><text:span text:style-name="T1">OpenStack </text:span><text:span text:style-name="T2">环境：实践指南</text:span></text:h>
      <text:p text:style-name="P13"><text:span text:style-name="T5">对于希望实际操作 </text:span><text:span text:style-name="T3">OpenStack </text:span><text:span text:style-name="T5">的用户来说，选择合适的搭建方法至关重要。本节将重点介绍使用 </text:span><text:span text:style-name="T3">DevStack </text:span><text:span text:style-name="T5">进行快速入门的方法，并简要提及用于生产环境的更复杂部署工具。</text:span></text:p>
      <text:h text:style-name="P4" text:outline-level="3"><text:span text:style-name="T1">A. </text:span><text:span text:style-name="T2">使用 </text:span><text:span text:style-name="T1">DevStack </text:span><text:span text:style-name="T2">进行快速搭建</text:span></text:h>
      <text:p text:style-name="P13"><text:span text:style-name="T3">DevStack </text:span><text:span text:style-name="T5">是一系列可扩展的 </text:span><text:span text:style-name="T3">Shell </text:span><text:span text:style-name="T5">脚本，旨在快速地从最新的 </text:span><text:span text:style-name="T3">Git </text:span><text:span text:style-name="T5">源码构建一个完整的 </text:span><text:span text:style-name="T3">OpenStack </text:span><text:span text:style-name="T5">开发和测试环境 </text:span><text:span text:style-name="T4">36</text:span><text:span text:style-name="T5">。</text:span></text:p>
      <text:list xml:id="list1036232253" text:style-name="L4">
        <text:list-item>
          <text:p text:style-name="P18"><text:span text:style-name="Strong_20_Emphasis"><text:span text:style-name="T5">定位与目标</text:span></text:span><text:span text:style-name="Strong_20_Emphasis"><text:span text:style-name="T3">:</text:span></text:span><text:span text:style-name="T3"> DevStack </text:span><text:span text:style-name="T5">的主要目的是为开发者提供一个便捷的环境来测试代码、原型化新功能或学习 </text:span><text:span text:style-name="T3">OpenStack </text:span><text:span text:style-name="T5">的基本操作 </text:span><text:span text:style-name="T4">36</text:span><text:span text:style-name="T5">。它通常用于在单个节点（物理机、虚拟机或 </text:span><text:span text:style-name="T3">LXC </text:span><text:span text:style-name="T5">容器）上部署一个包含所有核心服务的“</text:span><text:span text:style-name="T3">All-in-One”</text:span><text:span text:style-name="T5">环境 </text:span><text:span text:style-name="T4">18</text:span><text:span text:style-name="T5">。</text:span><text:span text:style-name="Strong_20_Emphasis"><text:span text:style-name="T5">需要特别强调的是，</text:span></text:span><text:span text:style-name="Strong_20_Emphasis"><text:span text:style-name="T3">DevStack </text:span></text:span><text:span text:style-name="Strong_20_Emphasis"><text:span text:style-name="T5">不适合用于生产环境</text:span></text:span><text:span text:style-name="T5"> </text:span><text:span text:style-name="T4">16</text:span><text:span text:style-name="T5">，因为它缺乏生产级部署所需的高可用性、安全加固和精细化管理能力。</text:span></text:p>
        </text:list-item>
        <text:list-item>
          <text:p text:style-name="P18"><text:span text:style-name="Strong_20_Emphasis"><text:span text:style-name="T5">分步指南</text:span></text:span><text:span text:style-name="Strong_20_Emphasis"><text:span text:style-name="T3">:</text:span></text:span><text:span text:style-name="T3"> </text:span><text:span text:style-name="T5">以下是在单个机器上使用 </text:span><text:span text:style-name="T3">DevStack </text:span><text:span text:style-name="T5">安装 </text:span><text:span text:style-name="T3">OpenStack </text:span><text:span text:style-name="T5">的关键步骤 </text:span><text:span text:style-name="T4">35</text:span><text:span text:style-name="T5">：</text:span></text:p>
          <text:list>
            <text:list-item>
              <text:p text:style-name="P18"><text:span text:style-name="Strong_20_Emphasis"><text:span text:style-name="T5">前提条件</text:span></text:span><text:span text:style-name="Strong_20_Emphasis"><text:span text:style-name="T3">:</text:span></text:span></text:p>
              <text:list>
                <text:list-item>
                  <text:p text:style-name="P18"><text:span text:style-name="Strong_20_Emphasis"><text:span text:style-name="T5">操作系统</text:span></text:span><text:span text:style-name="Strong_20_Emphasis"><text:span text:style-name="T3">:</text:span></text:span><text:span text:style-name="T3"> </text:span><text:span text:style-name="T5">需要一个全新、最小化安装的受支持的 </text:span><text:span text:style-name="T3">Linux </text:span><text:span text:style-name="T5">发行版。</text:span><text:span text:style-name="T3">DevStack </text:span><text:span text:style-name="T5">官方尝试支持最新的两个 </text:span><text:span text:style-name="T3">Ubuntu LTS </text:span><text:span text:style-name="T5">版本、</text:span><text:span text:style-name="T3">Rocky Linux 9 </text:span><text:span text:style-name="T5">和 </text:span><text:span text:style-name="T3">openEuler</text:span><text:span text:style-name="T5">。</text:span><text:span text:style-name="T3">Ubuntu 22.04 (Jammy) </text:span><text:span text:style-name="T5">是测试最充分的选择 </text:span><text:span text:style-name="T4">35</text:span><text:span text:style-name="T5">。 </text:span></text:p>
                </text:list-item>
                <text:list-item>
                  <text:p text:style-name="P18"><text:span text:style-name="Strong_20_Emphasis"><text:span text:style-name="T5">网络配置</text:span></text:span><text:span text:style-name="Strong_20_Emphasis"><text:span text:style-name="T3">:</text:span></text:span><text:span text:style-name="T3"> </text:span><text:span text:style-name="T5">确定用于 </text:span><text:span text:style-name="T3">OpenStack </text:span><text:span text:style-name="T5">的网络接口，并建议为其配置一个静态 </text:span><text:span text:style-name="T3">IP </text:span><text:span text:style-name="T5">地址，而不是使用 </text:span><text:span text:style-name="T3">DHCP </text:span><text:span text:style-name="T4">35</text:span><text:span text:style-name="T5">。例如，如果您的局域网 </text:span><text:span text:style-name="T3">DHCP </text:span><text:span text:style-name="T5">分配 </text:span><text:span text:style-name="T3">192.168.1.100-200 </text:span><text:span text:style-name="T5">的地址，您可以将主机 </text:span><text:span text:style-name="T3">IP </text:span><text:span text:style-name="T5">设为 </text:span><text:span text:style-name="T3">192.168.1.201</text:span><text:span text:style-name="T5">。 </text:span></text:p>
                </text:list-item>
                <text:list-item>
                  <text:p text:style-name="P18"><text:span text:style-name="Strong_20_Emphasis"><text:span text:style-name="T5">硬件资源</text:span></text:span><text:span text:style-name="Strong_20_Emphasis"><text:span text:style-name="T3">:</text:span></text:span><text:span text:style-name="T3"> </text:span><text:span text:style-name="T5">虽然没有严格的最低要求，但建议至少有 </text:span><text:span text:style-name="T3">8GB </text:span><text:span text:style-name="T5">内存和 </text:span><text:span text:style-name="T3">40GB </text:span><text:span text:style-name="T5">磁盘空间 </text:span><text:span text:style-name="T4">41</text:span><text:span text:style-name="T5">。如果在虚拟机中运行 </text:span><text:span text:style-name="T3">DevStack</text:span><text:span text:style-name="T5">，由于使用了 </text:span><text:span text:style-name="T3">QEMU </text:span><text:span text:style-name="T5">模拟，内部启动的虚拟机实例性能会较低 </text:span><text:span text:style-name="T4">37</text:span><text:span text:style-name="T5">。 </text:span></text:p>
                </text:list-item>
              </text:list>
            </text:list-item>
            <text:list-item>
              <text:p text:style-name="P18"><text:span text:style-name="Strong_20_Emphasis"><text:span text:style-name="T5">用户设置</text:span></text:span><text:span text:style-name="Strong_20_Emphasis"><text:span text:style-name="T3">:</text:span></text:span><text:span text:style-name="T3"> DevStack </text:span><text:span text:style-name="T5">脚本需要以一个具有 </text:span><text:span text:style-name="Source_20_Text"><text:span text:style-name="T3">sudo</text:span></text:span><text:span text:style-name="T3"> </text:span><text:span text:style-name="T5">权限的非 </text:span><text:span text:style-name="T3">root </text:span><text:span text:style-name="T5">用户运行 </text:span><text:span text:style-name="T4">36</text:span><text:span text:style-name="T5">。可以创建一个专门的用户（通常命名为 </text:span><text:span text:style-name="Source_20_Text"><text:span text:style-name="T3">stack</text:span></text:span><text:span text:style-name="T5">）：</text:span></text:p>
              <text:p text:style-name="P22"><text:soft-page-break/>Bash</text:p>
              <text:p text:style-name="P5"><text:span text:style-name="Source_20_Text"><text:span text:style-name="T3"># </text:span></text:span><text:span text:style-name="Source_20_Text"><text:span text:style-name="T5">创建用户 </text:span></text:span><text:span text:style-name="Source_20_Text"><text:span text:style-name="T3">stack</text:span></text:span><text:span text:style-name="Source_20_Text"><text:span text:style-name="T5">，并设置其 </text:span></text:span><text:span text:style-name="Source_20_Text"><text:span text:style-name="T3">home </text:span></text:span><text:span text:style-name="Source_20_Text"><text:span text:style-name="T5">目录为 </text:span></text:span><text:span text:style-name="Source_20_Text"><text:span text:style-name="T3">/opt/stack</text:span></text:span></text:p>
              <text:p text:style-name="P5"><text:span text:style-name="Source_20_Text"><text:span text:style-name="T3">sudo useradd -s /bin/bash -d /opt/stack -m stack</text:span></text:span></text:p>
              <text:p text:style-name="P5"><text:span text:style-name="Source_20_Text"><text:span text:style-name="T3"># </text:span></text:span><text:span text:style-name="Source_20_Text"><text:span text:style-name="T5">确保 </text:span></text:span><text:span text:style-name="Source_20_Text"><text:span text:style-name="T3">home </text:span></text:span><text:span text:style-name="Source_20_Text"><text:span text:style-name="T5">目录对所有用户可执行 </text:span></text:span><text:span text:style-name="Source_20_Text"><text:span text:style-name="T3">(</text:span></text:span><text:span text:style-name="Source_20_Text"><text:span text:style-name="T5">某些发行版默认为 </text:span></text:span><text:span text:style-name="Source_20_Text"><text:span text:style-name="T3">700 </text:span></text:span><text:span text:style-name="Source_20_Text"><text:span text:style-name="T5">或 </text:span></text:span><text:span text:style-name="Source_20_Text"><text:span text:style-name="T3">750)</text:span></text:span></text:p>
              <text:p text:style-name="P5"><text:span text:style-name="Source_20_Text"><text:span text:style-name="T3">sudo chmod +x /opt/stack</text:span></text:span></text:p>
              <text:p text:style-name="P5"><text:span text:style-name="Source_20_Text"><text:span text:style-name="T3"># </text:span></text:span><text:span text:style-name="Source_20_Text"><text:span text:style-name="T5">安装 </text:span></text:span><text:span text:style-name="Source_20_Text"><text:span text:style-name="T3">sudo (</text:span></text:span><text:span text:style-name="Source_20_Text"><text:span text:style-name="T5">如果尚未安装</text:span></text:span><text:span text:style-name="Source_20_Text"><text:span text:style-name="T3">)</text:span></text:span></text:p>
              <text:p text:style-name="P5"><text:span text:style-name="Source_20_Text"><text:span text:style-name="T3">sudo apt-get install sudo -y |</text:span></text:span></text:p>
            </text:list-item>
          </text:list>
        </text:list-item>
      </text:list>
      <text:p text:style-name="P23">| sudo dnf install -y sudo</text:p>
      <text:p text:style-name="P14"><text:span text:style-name="T3"># </text:span><text:span text:style-name="T5">赋予 </text:span><text:span text:style-name="T3">stack </text:span><text:span text:style-name="T5">用户免密码 </text:span><text:span text:style-name="T3">sudo </text:span><text:span text:style-name="T5">权限</text:span></text:p>
      <text:p text:style-name="P23">echo "stack ALL=(ALL) NOPASSWD: ALL" | sudo tee /etc/sudoers.d/stack</text:p>
      <text:p text:style-name="P14"><text:span text:style-name="T3"># </text:span><text:span text:style-name="T5">切换到 </text:span><text:span text:style-name="T3">stack </text:span><text:span text:style-name="T5">用户</text:span></text:p>
      <text:p text:style-name="P23">sudo su - stack</text:p>
      <text:p text:style-name="P23">```</text:p>
      <text:p text:style-name="P23">35</text:p>
      <text:p text:style-name="P6"><text:span text:style-name="Source_20_Text"><text:span text:style-name="T3">3. <text:s/>**</text:span></text:span><text:span text:style-name="Source_20_Text"><text:span text:style-name="T5">获取 </text:span></text:span><text:span text:style-name="Source_20_Text"><text:span text:style-name="T3">DevStack:** </text:span></text:span><text:span text:style-name="Source_20_Text"><text:span text:style-name="T5">使用 </text:span></text:span><text:span text:style-name="Source_20_Text"><text:span text:style-name="T3">Git </text:span></text:span><text:span text:style-name="Source_20_Text"><text:span text:style-name="T5">克隆 </text:span></text:span><text:span text:style-name="Source_20_Text"><text:span text:style-name="T3">DevStack </text:span></text:span><text:span text:style-name="Source_20_Text"><text:span text:style-name="T5">代码仓库：</text:span></text:span></text:p>
      <text:p text:style-name="P6"><text:span text:style-name="Source_20_Text"><text:s text:c="4"/></text:span><text:span text:style-name="Source_20_Text"><text:span text:style-name="T3">```bash</text:span></text:span></text:p>
      <text:p text:style-name="P6"><text:span text:style-name="Source_20_Text"><text:s text:c="4"/></text:span><text:span text:style-name="Source_20_Text"><text:span text:style-name="T3"># </text:span></text:span><text:span text:style-name="Source_20_Text"><text:span text:style-name="T5">安装 </text:span></text:span><text:span text:style-name="Source_20_Text"><text:span text:style-name="T3">git (</text:span></text:span><text:span text:style-name="Source_20_Text"><text:span text:style-name="T5">如果尚未安装</text:span></text:span><text:span text:style-name="Source_20_Text"><text:span text:style-name="T3">)</text:span></text:span></text:p>
      <text:p text:style-name="P6"><text:span text:style-name="Source_20_Text"><text:s text:c="4"/></text:span><text:span text:style-name="Source_20_Text"><text:span text:style-name="T3">sudo apt-get install git -y |</text:span></text:span></text:p>
      <text:p text:style-name="P23">| sudo dnf install -y git</text:p>
      <text:p text:style-name="P14"><text:span text:style-name="T3"># </text:span><text:span text:style-name="T5">克隆 </text:span><text:span text:style-name="T3">DevStack </text:span><text:span text:style-name="T5">仓库</text:span></text:p>
      <text:p text:style-name="P23">git clone https://opendev.org/openstack/devstack</text:p>
      <text:p text:style-name="P14"><text:span text:style-name="T3"># </text:span><text:span text:style-name="T5">进入 </text:span><text:span text:style-name="T3">DevStack </text:span><text:span text:style-name="T5">目录</text:span></text:p>
      <text:p text:style-name="P23">cd devstack</text:p>
      <text:p text:style-name="P23">```</text:p>
      <text:p text:style-name="P23">35</text:p>
      <text:p text:style-name="P6"><text:span text:style-name="Source_20_Text"><text:span text:style-name="T3">4. <text:s/>**</text:span></text:span><text:span text:style-name="Source_20_Text"><text:span text:style-name="T5">配置 </text:span></text:span><text:span text:style-name="Source_20_Text"><text:span text:style-name="T3">`local.conf`:** </text:span></text:span><text:span text:style-name="Source_20_Text"><text:span text:style-name="T5">在 </text:span></text:span><text:span text:style-name="Source_20_Text"><text:span text:style-name="T3">`devstack` </text:span></text:span><text:span text:style-name="Source_20_Text"><text:span text:style-name="T5">目录下创建一个名为 </text:span></text:span><text:span text:style-name="Source_20_Text"><text:span text:style-name="T3">`local.conf` </text:span></text:span><text:span text:style-name="Source_20_Text"><text:span text:style-name="T5">的文件，用于定制化安装过程。这是覆盖默认设置的关键 </text:span></text:span><text:span text:style-name="Source_20_Text"><text:span text:style-name="T3">[36, 38, 42]</text:span></text:span><text:span text:style-name="Source_20_Text"><text:span text:style-name="T5">。一个最小化的 </text:span></text:span><text:span text:style-name="Source_20_Text"><text:span text:style-name="T3">`local.conf` </text:span></text:span><text:span text:style-name="Source_20_Text"><text:span text:style-name="T5">示例如下：</text:span></text:span></text:p>
      <text:p text:style-name="P6"><text:span text:style-name="Source_20_Text"><text:s text:c="4"/></text:span><text:span text:style-name="Source_20_Text"><text:span text:style-name="T3">```</text:span></text:span></text:p>
      <text:p text:style-name="P6"><text:span text:style-name="Source_20_Text"><text:s text:c="4"/></text:span><text:span text:style-name="Source_20_Text"><text:span text:style-name="T3">[[local|localrc]]</text:span></text:span></text:p>
      <text:p text:style-name="P6"><text:span text:style-name="Source_20_Text"><text:s text:c="4"/></text:span><text:span text:style-name="Source_20_Text"><text:span text:style-name="T3"># </text:span></text:span><text:span text:style-name="Source_20_Text"><text:span text:style-name="T5">定义浮动 </text:span></text:span><text:span text:style-name="Source_20_Text"><text:span text:style-name="T3">IP </text:span></text:span><text:span text:style-name="Source_20_Text"><text:span text:style-name="T5">地址池 </text:span></text:span><text:span text:style-name="Source_20_Text"><text:span text:style-name="T3">(</text:span></text:span><text:span text:style-name="Source_20_Text"><text:span text:style-name="T5">请根据您的网络环境调整</text:span></text:span><text:span text:style-name="Source_20_Text"><text:span text:style-name="T3">)</text:span></text:span></text:p>
      <text:p text:style-name="P6"><text:span text:style-name="Source_20_Text"><text:s text:c="4"/></text:span><text:span text:style-name="Source_20_Text"><text:span text:style-name="T3">FLOATING_RANGE=192.168.1.224/27</text:span></text:span></text:p>
      <text:p text:style-name="P6"><text:span text:style-name="Source_20_Text"><text:s text:c="4"/></text:span><text:span text:style-name="Source_20_Text"><text:span text:style-name="T3"># </text:span></text:span><text:span text:style-name="Source_20_Text"><text:span text:style-name="T5">定义内部虚拟机网络地址段</text:span></text:span></text:p>
      <text:p text:style-name="P6"><text:span text:style-name="Source_20_Text"><text:s text:c="4"/></text:span><text:span text:style-name="Source_20_Text"><text:span text:style-name="T3">FIXED_RANGE=10.11.12.0/24</text:span></text:span></text:p>
      <text:p text:style-name="P6"><text:span text:style-name="Source_20_Text"><text:s text:c="4"/></text:span><text:span text:style-name="Source_20_Text"><text:span text:style-name="T3"># </text:span></text:span><text:span text:style-name="Source_20_Text"><text:span text:style-name="T5">设置 </text:span></text:span><text:span text:style-name="Source_20_Text"><text:span text:style-name="T3">admin </text:span></text:span><text:span text:style-name="Source_20_Text"><text:span text:style-name="T5">和 </text:span></text:span><text:span text:style-name="Source_20_Text"><text:span text:style-name="T3">demo </text:span></text:span><text:span text:style-name="Source_20_Text"><text:span text:style-name="T5">用户的 </text:span></text:span><text:span text:style-name="Source_20_Text"><text:span text:style-name="T3">Horizon </text:span></text:span><text:span text:style-name="Source_20_Text"><text:span text:style-name="T5">登录密码</text:span></text:span></text:p>
      <text:p text:style-name="P6"><text:soft-page-break/><text:span text:style-name="Source_20_Text"><text:s text:c="4"/></text:span><text:span text:style-name="Source_20_Text"><text:span text:style-name="T3">ADMIN_PASSWORD=supersecret</text:span></text:span></text:p>
      <text:p text:style-name="P6"><text:span text:style-name="Source_20_Text"><text:s text:c="4"/></text:span><text:span text:style-name="Source_20_Text"><text:span text:style-name="T3"># </text:span></text:span><text:span text:style-name="Source_20_Text"><text:span text:style-name="T5">设置数据库 </text:span></text:span><text:span text:style-name="Source_20_Text"><text:span text:style-name="T3">(MariaDB/MySQL) </text:span></text:span><text:span text:style-name="Source_20_Text"><text:span text:style-name="T5">的管理密码</text:span></text:span></text:p>
      <text:p text:style-name="P6"><text:span text:style-name="Source_20_Text"><text:s text:c="4"/></text:span><text:span text:style-name="Source_20_Text"><text:span text:style-name="T3">DATABASE_PASSWORD=iheartdatabases</text:span></text:span></text:p>
      <text:p text:style-name="P6"><text:span text:style-name="Source_20_Text"><text:s text:c="4"/></text:span><text:span text:style-name="Source_20_Text"><text:span text:style-name="T3"># </text:span></text:span><text:span text:style-name="Source_20_Text"><text:span text:style-name="T5">设置消息队列 </text:span></text:span><text:span text:style-name="Source_20_Text"><text:span text:style-name="T3">(RabbitMQ) </text:span></text:span><text:span text:style-name="Source_20_Text"><text:span text:style-name="T5">的密码</text:span></text:span></text:p>
      <text:p text:style-name="P6"><text:span text:style-name="Source_20_Text"><text:s text:c="4"/></text:span><text:span text:style-name="Source_20_Text"><text:span text:style-name="T3">RABBIT_PASSWORD=flopsymopsy</text:span></text:span></text:p>
      <text:p text:style-name="P6"><text:span text:style-name="Source_20_Text"><text:s text:c="4"/></text:span><text:span text:style-name="Source_20_Text"><text:span text:style-name="T3"># </text:span></text:span><text:span text:style-name="Source_20_Text"><text:span text:style-name="T5">设置 </text:span></text:span><text:span text:style-name="Source_20_Text"><text:span text:style-name="T3">OpenStack </text:span></text:span><text:span text:style-name="Source_20_Text"><text:span text:style-name="T5">服务间认证的密码</text:span></text:span></text:p>
      <text:p text:style-name="P6"><text:span text:style-name="Source_20_Text"><text:s text:c="4"/></text:span><text:span text:style-name="Source_20_Text"><text:span text:style-name="T3">SERVICE_PASSWORD=iheartksl</text:span></text:span></text:p>
      <text:p text:style-name="P6"/>
      <text:p text:style-name="P6"><text:span text:style-name="Source_20_Text"><text:s text:c="4"/></text:span><text:span text:style-name="Source_20_Text"><text:span text:style-name="T3"># </text:span></text:span><text:span text:style-name="Source_20_Text"><text:span text:style-name="T5">如果 </text:span></text:span><text:span text:style-name="Source_20_Text"><text:span text:style-name="T3">Git </text:span></text:span><text:span text:style-name="Source_20_Text"><text:span text:style-name="T5">协议被防火墙阻止，可以尝试使用 </text:span></text:span><text:span text:style-name="Source_20_Text"><text:span text:style-name="T3">HTTPS</text:span></text:span></text:p>
      <text:p text:style-name="P6"><text:span text:style-name="Source_20_Text"><text:s text:c="4"/></text:span><text:span text:style-name="Source_20_Text"><text:span text:style-name="T3"># GIT_BASE=${GIT_BASE:-https://opendev.org}</text:span></text:span></text:p>
      <text:p text:style-name="P6"><text:span text:style-name="Source_20_Text"><text:s text:c="4"/></text:span><text:span text:style-name="Source_20_Text"><text:span text:style-name="T3"># </text:span></text:span><text:span text:style-name="Source_20_Text"><text:span text:style-name="T5">或者使用 </text:span></text:span><text:span text:style-name="Source_20_Text"><text:span text:style-name="T3">GitHub </text:span></text:span><text:span text:style-name="Source_20_Text"><text:span text:style-name="T5">镜像</text:span></text:span></text:p>
      <text:p text:style-name="P6"><text:span text:style-name="Source_20_Text"><text:s text:c="4"/></text:span><text:span text:style-name="Source_20_Text"><text:span text:style-name="T3"># GIT_BASE=${GIT_BASE:-https://github.com}</text:span></text:span></text:p>
      <text:p text:style-name="P6"><text:span text:style-name="Source_20_Text"><text:s text:c="4"/></text:span><text:span text:style-name="Source_20_Text"><text:span text:style-name="T3">```</text:span></text:span></text:p>
      <text:p text:style-name="P6"><text:span text:style-name="Source_20_Text"><text:s text:c="4"/></text:span><text:span text:style-name="Source_20_Text"><text:span text:style-name="T3">* <text:s text:c="2"/>`FLOATING_RANGE` </text:span></text:span><text:span text:style-name="Source_20_Text"><text:span text:style-name="T5">定义了可分配给虚拟机用于外部访问的 </text:span></text:span><text:span text:style-name="Source_20_Text"><text:span text:style-name="T3">IP </text:span></text:span><text:span text:style-name="Source_20_Text"><text:span text:style-name="T5">地址范围，需要确保这个范围在您的局域网中未被使用 </text:span></text:span><text:span text:style-name="Source_20_Text"><text:span text:style-name="T3">[35]</text:span></text:span><text:span text:style-name="Source_20_Text"><text:span text:style-name="T5">。</text:span></text:span></text:p>
      <text:p text:style-name="P6"><text:span text:style-name="Source_20_Text"><text:s text:c="4"/></text:span><text:span text:style-name="Source_20_Text"><text:span text:style-name="T3">* <text:s text:c="2"/>`FIXED_RANGE` </text:span></text:span><text:span text:style-name="Source_20_Text"><text:span text:style-name="T5">定义了 </text:span></text:span><text:span text:style-name="Source_20_Text"><text:span text:style-name="T3">OpenStack </text:span></text:span><text:span text:style-name="Source_20_Text"><text:span text:style-name="T5">内部虚拟机使用的私有网络地址段 </text:span></text:span><text:span text:style-name="Source_20_Text"><text:span text:style-name="T3">[35]</text:span></text:span><text:span text:style-name="Source_20_Text"><text:span text:style-name="T5">。</text:span></text:span></text:p>
      <text:p text:style-name="P6"><text:span text:style-name="Source_20_Text"><text:s text:c="4"/></text:span><text:span text:style-name="Source_20_Text"><text:span text:style-name="T3">* <text:s text:c="2"/></text:span></text:span><text:span text:style-name="Source_20_Text"><text:span text:style-name="T5">密码设置用于 </text:span></text:span><text:span text:style-name="Source_20_Text"><text:span text:style-name="T3">Horizon </text:span></text:span><text:span text:style-name="Source_20_Text"><text:span text:style-name="T5">登录、数据库、消息队列以及服务之间的认证 </text:span></text:span><text:span text:style-name="Source_20_Text"><text:span text:style-name="T3">[35]</text:span></text:span><text:span text:style-name="Source_20_Text"><text:span text:style-name="T5">。</text:span></text:span><text:span text:style-name="Source_20_Text"><text:span text:style-name="T3">**</text:span></text:span><text:span text:style-name="Source_20_Text"><text:span text:style-name="T5">注意：密码建议仅使用字母和数字。</text:span></text:span><text:span text:style-name="Source_20_Text"><text:span text:style-name="T3">**</text:span></text:span></text:p>
      <text:p text:style-name="P6"><text:span text:style-name="Source_20_Text"><text:s text:c="4"/></text:span><text:span text:style-name="Source_20_Text"><text:span text:style-name="T3">* <text:s text:c="2"/>`devstack/samples/local.conf` </text:span></text:span><text:span text:style-name="Source_20_Text"><text:span text:style-name="T5">文件提供了更多可配置选项的示例 </text:span></text:span><text:span text:style-name="Source_20_Text"><text:span text:style-name="T3">[35, 36]</text:span></text:span><text:span text:style-name="Source_20_Text"><text:span text:style-name="T5">。</text:span></text:span></text:p>
      <text:p text:style-name="P6"><text:span text:style-name="Source_20_Text"><text:s text:c="4"/></text:span><text:span text:style-name="Source_20_Text"><text:span text:style-name="T3">* <text:s text:c="2"/></text:span></text:span><text:span text:style-name="Source_20_Text"><text:span text:style-name="T5">如果遇到 </text:span></text:span><text:span text:style-name="Source_20_Text"><text:span text:style-name="T3">Git </text:span></text:span><text:span text:style-name="Source_20_Text"><text:span text:style-name="T5">连接问题（例如防火墙阻止 </text:span></text:span><text:span text:style-name="Source_20_Text"><text:span text:style-name="T3">git:// </text:span></text:span><text:span text:style-name="Source_20_Text"><text:span text:style-name="T5">协议），可以取消注释并修改 </text:span></text:span><text:span text:style-name="Source_20_Text"><text:span text:style-name="T3">`GIT_BASE` </text:span></text:span><text:span text:style-name="Source_20_Text"><text:span text:style-name="T5">行，强制使用 </text:span></text:span><text:span text:style-name="Source_20_Text"><text:span text:style-name="T3">HTTPS </text:span></text:span><text:span text:style-name="Source_20_Text"><text:span text:style-name="T5">协议从 </text:span></text:span><text:span text:style-name="Source_20_Text"><text:span text:style-name="T3">OpenDev </text:span></text:span><text:span text:style-name="Source_20_Text"><text:span text:style-name="T5">或 </text:span></text:span><text:span text:style-name="Source_20_Text"><text:span text:style-name="T3">GitHub </text:span></text:span><text:span text:style-name="Source_20_Text"><text:span text:style-name="T5">克隆代码 </text:span></text:span><text:span text:style-name="Source_20_Text"><text:span text:style-name="T3">[43]</text:span></text:span><text:span text:style-name="Source_20_Text"><text:span text:style-name="T5">。</text:span></text:span></text:p>
      <text:p text:style-name="P6"/>
      <text:p text:style-name="P6"><text:span text:style-name="Source_20_Text"><text:span text:style-name="T3">5. <text:s/>**</text:span></text:span><text:span text:style-name="Source_20_Text"><text:span text:style-name="T5">运行安装脚本</text:span></text:span><text:span text:style-name="Source_20_Text"><text:span text:style-name="T3">:** </text:span></text:span><text:span text:style-name="Source_20_Text"><text:span text:style-name="T5">执行 </text:span></text:span><text:span text:style-name="Source_20_Text"><text:span text:style-name="T3">`stack.sh` </text:span></text:span><text:span text:style-name="Source_20_Text"><text:span text:style-name="T5">脚本开始安装：</text:span></text:span></text:p>
      <text:p text:style-name="P6"><text:span text:style-name="Source_20_Text"><text:s text:c="4"/></text:span><text:span text:style-name="Source_20_Text"><text:span text:style-name="T3">```bash</text:span></text:span></text:p>
      <text:p text:style-name="P6"><text:span text:style-name="Source_20_Text"><text:s text:c="3"/></text:span><text:span text:style-name="Source_20_Text"><text:span text:style-name="T3">./stack.sh</text:span></text:span></text:p>
      <text:p text:style-name="P6"><text:span text:style-name="Source_20_Text"><text:s text:c="4"/></text:span><text:span text:style-name="Source_20_Text"><text:span text:style-name="T3">```</text:span></text:span></text:p>
      <text:p text:style-name="P6"><text:span text:style-name="Source_20_Text"><text:s text:c="4"/></text:span><text:span text:style-name="Source_20_Text"><text:span text:style-name="T3">[35, 39]</text:span></text:span></text:p>
      <text:p text:style-name="P6"><text:span text:style-name="Source_20_Text"><text:s text:c="4"/></text:span><text:span text:style-name="Source_20_Text"><text:span text:style-name="T5">这个过程会自动下载 </text:span></text:span><text:span text:style-name="Source_20_Text"><text:span text:style-name="T3">OpenStack </text:span></text:span><text:span text:style-name="Source_20_Text"><text:span text:style-name="T5">各个项目的源代码 </text:span></text:span><text:span text:style-name="Source_20_Text"><text:span text:style-name="T3">[42]</text:span></text:span><text:span text:style-name="Source_20_Text"><text:span text:style-name="T5">，安装所需的系统依赖包，配置服务，并在 </text:span></text:span><text:span text:style-name="Source_20_Text"><text:span text:style-name="T3">`screen` </text:span></text:span><text:span text:style-name="Source_20_Text"><text:span text:style-name="T5">会话中启动它们。这通常需要较长时间，具体取决于网络速度和机器性能 </text:span></text:span><text:span text:style-name="Source_20_Text"><text:span text:style-name="T3">[39]</text:span></text:span><text:span text:style-name="Source_20_Text"><text:span text:style-name="T5">。在执行过程中，脚本可能会提示输入密码，但通过在 </text:span></text:span><text:span text:style-name="Source_20_Text"><text:span text:style-name="T3">`local.conf` </text:span></text:span><text:span text:style-name="Source_20_Text"><text:span text:style-name="T5">中预设密码，可以避免大多数交互提示 </text:span></text:span><text:span text:style-name="Source_20_Text"><text:span text:style-name="T3">[39]</text:span></text:span><text:span text:style-name="Source_20_Text"><text:span text:style-name="T5">。</text:span></text:span></text:p>
      <text:p text:style-name="P6"/>
      <text:p text:style-name="P6"><text:span text:style-name="Source_20_Text"><text:span text:style-name="T3">6. <text:s/>**</text:span></text:span><text:span text:style-name="Source_20_Text"><text:span text:style-name="T5">验证与访问</text:span></text:span><text:span text:style-name="Source_20_Text"><text:span text:style-name="T3">:**</text:span></text:span></text:p>
      <text:p text:style-name="P6"><text:span text:style-name="Source_20_Text"><text:s text:c="4"/></text:span><text:span text:style-name="Source_20_Text"><text:span text:style-name="T3">* <text:s text:c="2"/></text:span></text:span><text:span text:style-name="Source_20_Text"><text:span text:style-name="T5">脚本成功执行完毕后，会在终端输出摘要信息，包括访问 </text:span></text:span><text:span text:style-name="Source_20_Text"><text:span text:style-name="T3">Horizon </text:span></text:span><text:span text:style-name="Source_20_Text"><text:span text:style-name="T5">的 </text:span></text:span><text:span text:style-name="Source_20_Text"><text:span text:style-name="T3">URL</text:span></text:span><text:span text:style-name="Source_20_Text"><text:span text:style-name="T5">、默认用户名 </text:span></text:span><text:span text:style-name="Source_20_Text"><text:span text:style-name="T3">(admin, demo) </text:span></text:span><text:span text:style-name="Source_20_Text"><text:span text:style-name="T5">和您在 </text:span></text:span><text:span text:style-name="Source_20_Text"><text:span text:style-name="T3">`local.conf` </text:span></text:span><text:span text:style-name="Source_20_Text"><text:span text:style-name="T5">中设置的密码 </text:span></text:span><text:span text:style-name="Source_20_Text"><text:span text:style-name="T3">[35]</text:span></text:span><text:span text:style-name="Source_20_Text"><text:span text:style-name="T5">。</text:span></text:span></text:p>
      <text:p text:style-name="P6"><text:span text:style-name="Source_20_Text"><text:s text:c="4"/></text:span><text:span text:style-name="Source_20_Text"><text:span text:style-name="T3">* <text:s text:c="2"/>**Horizon Dashboard:** </text:span></text:span><text:span text:style-name="Source_20_Text"><text:span text:style-name="T5">使用浏览器访问输出的 </text:span></text:span><text:span text:style-name="Source_20_Text"><text:span text:style-name="T3">URL</text:span></text:span><text:span text:style-name="Source_20_Text"><text:span text:style-name="T5">（通常是 </text:span></text:span><text:span text:style-name="Source_20_Text"><text:span text:style-name="T3">`http://&lt;</text:span></text:span><text:span text:style-name="Source_20_Text"><text:span text:style-name="T5">您的主机</text:span></text:span><text:span text:style-name="Source_20_Text"><text:span text:style-name="T3">IP</text:span></text:span><text:span text:style-name="Source_20_Text"><text:span text:style-name="T5">地址</text:span></text:span><text:span text:style-name="Source_20_Text"><text:span text:style-name="T3">&gt;/`</text:span></text:span><text:span text:style-name="Source_20_Text"><text:span text:style-name="T5">）即可打开 </text:span></text:span><text:span text:style-name="Source_20_Text"><text:span text:style-name="T3">Horizon </text:span></text:span><text:span text:style-name="Source_20_Text"><text:span text:style-name="T5">登录页面 </text:span></text:span><text:span text:style-name="Source_20_Text"><text:span text:style-name="T3">[35]</text:span></text:span><text:span text:style-name="Source_20_Text"><text:span text:style-name="T5">。使用用户名 </text:span></text:span><text:span text:style-name="Source_20_Text"><text:span text:style-name="T3">`admin` </text:span></text:span><text:span text:style-name="Source_20_Text"><text:span text:style-name="T5">或 </text:span></text:span><text:span text:style-name="Source_20_Text"><text:span text:style-name="T3">`demo` </text:span></text:span><text:span text:style-name="Source_20_Text"><text:span text:style-name="T5">以及 </text:span></text:span><text:span text:style-name="Source_20_Text"><text:span text:style-name="T3">`ADMIN_PASSWORD` </text:span></text:span><text:span text:style-name="Source_20_Text"><text:span text:style-name="T5">登录。</text:span></text:span></text:p>
      <text:p text:style-name="P6"><text:span text:style-name="Source_20_Text"><text:s text:c="4"/></text:span><text:span text:style-name="Source_20_Text"><text:span text:style-name="T3">* <text:s text:c="2"/>**</text:span></text:span><text:span text:style-name="Source_20_Text"><text:span text:style-name="T5">命令行接口 </text:span></text:span><text:span text:style-name="Source_20_Text"><text:span text:style-name="T3">(CLI):** </text:span></text:span><text:span text:style-name="Source_20_Text"><text:span text:style-name="T5">在 </text:span></text:span><text:span text:style-name="Source_20_Text"><text:span text:style-name="T3">`stack` </text:span></text:span><text:span text:style-name="Source_20_Text"><text:span text:style-name="T5">用户的终端中，首先加载环境变量：</text:span></text:span></text:p>
      <text:p text:style-name="P6"><text:span text:style-name="Source_20_Text"><text:s text:c="8"/></text:span><text:span text:style-name="Source_20_Text"><text:span text:style-name="T3">```bash</text:span></text:span></text:p>
      <text:p text:style-name="P6"><text:span text:style-name="Source_20_Text"><text:s text:c="8"/></text:span><text:span text:style-name="Source_20_Text"><text:span text:style-name="T3">source openrc admin admin # </text:span></text:span><text:span text:style-name="Source_20_Text"><text:span text:style-name="T5">加载 </text:span></text:span><text:span text:style-name="Source_20_Text"><text:span text:style-name="T3">admin </text:span></text:span><text:span text:style-name="Source_20_Text"><text:span text:style-name="T5">用户的凭证</text:span></text:span></text:p>
      <text:p text:style-name="P6"><text:span text:style-name="Source_20_Text"><text:s text:c="8"/></text:span><text:span text:style-name="Source_20_Text"><text:span text:style-name="T3"># </text:span></text:span><text:span text:style-name="Source_20_Text"><text:span text:style-name="T5">或者 </text:span></text:span><text:span text:style-name="Source_20_Text"><text:span text:style-name="T3">source openrc demo demo</text:span></text:span></text:p>
      <text:p text:style-name="P6"><text:span text:style-name="Source_20_Text"><text:s text:c="8"/></text:span><text:span text:style-name="Source_20_Text"><text:span text:style-name="T3">```</text:span></text:span></text:p>
      <text:p text:style-name="P6"><text:span text:style-name="Source_20_Text"><text:s text:c="8"/></text:span><text:span text:style-name="Source_20_Text"><text:span text:style-name="T3">[36, 38]</text:span></text:span></text:p>
      <text:p text:style-name="P6"><text:span text:style-name="Source_20_Text"><text:s text:c="8"/></text:span><text:span text:style-name="Source_20_Text"><text:span text:style-name="T5">然后就可以使用 </text:span></text:span><text:span text:style-name="Source_20_Text"><text:span text:style-name="T3">`openstack` </text:span></text:span><text:span text:style-name="Source_20_Text"><text:span text:style-name="T5">命令与云环境交互，例如列出虚拟机实例：</text:span></text:span></text:p>
      <text:p text:style-name="P6"><text:span text:style-name="Source_20_Text"><text:s text:c="8"/></text:span><text:span text:style-name="Source_20_Text"><text:span text:style-name="T3">```bash</text:span></text:span></text:p>
      <text:p text:style-name="P6"><text:soft-page-break/><text:span text:style-name="Source_20_Text"><text:s text:c="8"/></text:span><text:span text:style-name="Source_20_Text"><text:span text:style-name="T3">openstack server list</text:span></text:span></text:p>
      <text:p text:style-name="P6"><text:span text:style-name="Source_20_Text"><text:s text:c="8"/></text:span><text:span text:style-name="Source_20_Text"><text:span text:style-name="T3">```</text:span></text:span></text:p>
      <text:p text:style-name="P6"><text:span text:style-name="Source_20_Text"><text:s text:c="8"/></text:span><text:span text:style-name="Source_20_Text"><text:span text:style-name="T3">[38]</text:span></text:span></text:p>
      <text:p text:style-name="P6"><text:span text:style-name="Source_20_Text"><text:s text:c="4"/></text:span><text:span text:style-name="Source_20_Text"><text:span text:style-name="T3">* <text:s text:c="2"/>**Screen </text:span></text:span><text:span text:style-name="Source_20_Text"><text:span text:style-name="T5">会话</text:span></text:span><text:span text:style-name="Source_20_Text"><text:span text:style-name="T3">:** DevStack </text:span></text:span><text:span text:style-name="Source_20_Text"><text:span text:style-name="T5">通常在 </text:span></text:span><text:span text:style-name="Source_20_Text"><text:span text:style-name="T3">`screen` </text:span></text:span><text:span text:style-name="Source_20_Text"><text:span text:style-name="T5">多路复用器中运行各个 </text:span></text:span><text:span text:style-name="Source_20_Text"><text:span text:style-name="T3">OpenStack </text:span></text:span><text:span text:style-name="Source_20_Text"><text:span text:style-name="T5">服务。如果需要查看服务日志或手动管理服务，可以使用 </text:span></text:span><text:span text:style-name="Source_20_Text"><text:span text:style-name="T3">`screen -r stack` </text:span></text:span><text:span text:style-name="Source_20_Text"><text:span text:style-name="T5">或 </text:span></text:span><text:span text:style-name="Source_20_Text"><text:span text:style-name="T3">`./rejoin-stack.sh` </text:span></text:span><text:span text:style-name="Source_20_Text"><text:span text:style-name="T5">命令重新连接到 </text:span></text:span><text:span text:style-name="Source_20_Text"><text:span text:style-name="T3">`screen` </text:span></text:span><text:span text:style-name="Source_20_Text"><text:span text:style-name="T5">会话 </text:span></text:span><text:span text:style-name="Source_20_Text"><text:span text:style-name="T3">[39]</text:span></text:span><text:span text:style-name="Source_20_Text"><text:span text:style-name="T5">。</text:span></text:span></text:p>
      <text:h text:style-name="P4" text:outline-level="3"><text:span text:style-name="T1">B. </text:span><text:span text:style-name="T2">超越 </text:span><text:span text:style-name="T1">DevStack</text:span><text:span text:style-name="T2">：生产部署方法概览</text:span></text:h>
      <text:p text:style-name="P13"><text:span text:style-name="T3">DevStack </text:span><text:span text:style-name="T5">提供了一个便捷的入口，但对于生产环境，需要更健壮、可管理和高可用的部署方案。以下是一些主流的生产级部署工具：</text:span></text:p>
      <text:list xml:id="list1771808878" text:style-name="L5">
        <text:list-item>
          <text:p text:style-name="P19"><text:span text:style-name="Strong_20_Emphasis"><text:span text:style-name="T3">Kolla-Ansible:</text:span></text:span><text:span text:style-name="T3"> </text:span><text:span text:style-name="T5">这是目前社区中非常流行且推荐用于生产环境的部署工具 </text:span><text:span text:style-name="T4">17</text:span><text:span text:style-name="T5">。它使用 </text:span><text:span text:style-name="T3">Ansible </text:span><text:span text:style-name="T5">自动化部署流程，并将 </text:span><text:span text:style-name="T3">OpenStack </text:span><text:span text:style-name="T5">的各个服务及其依赖项打包在 </text:span><text:span text:style-name="T3">Docker </text:span><text:span text:style-name="T5">容器中运行 </text:span><text:span text:style-name="T4">44</text:span><text:span text:style-name="T5">。</text:span><text:span text:style-name="T3">Kolla </text:span><text:span text:style-name="T5">项目的使命是“提供生产就绪的容器和部署工具” </text:span><text:span text:style-name="T4">44</text:span><text:span text:style-name="T5">。这种容器化的方法简化了依赖管理，并且通常被认为使得 </text:span><text:span text:style-name="T3">OpenStack </text:span><text:span text:style-name="T5">的升级和维护过程更加容易 </text:span><text:span text:style-name="T4">49</text:span><text:span text:style-name="T5">。</text:span><text:span text:style-name="T3">Kolla-Ansible </text:span><text:span text:style-name="T5">开箱即用时带有较强的预设配置 </text:span><text:span text:style-name="T3">(highly opinionated)</text:span><text:span text:style-name="T5">，但也允许进行深度定制 </text:span><text:span text:style-name="T4">44</text:span><text:span text:style-name="T5">。官方提供了详细的文档和快速入门指南 </text:span><text:span text:style-name="T4">41</text:span><text:span text:style-name="T5">。相关代码仓库包括 </text:span><text:span text:style-name="Source_20_Text"><text:span text:style-name="T3">openstack/kolla-ansible</text:span></text:span><text:span text:style-name="T3"> (</text:span><text:span text:style-name="T5">部署脚本</text:span><text:span text:style-name="T3">) </text:span><text:span text:style-name="T4">44</text:span><text:span text:style-name="T5">、</text:span><text:span text:style-name="Source_20_Text"><text:span text:style-name="T3">openstack/kolla</text:span></text:span><text:span text:style-name="T3"> (</text:span><text:span text:style-name="T5">容器镜像构建</text:span><text:span text:style-name="T3">) </text:span><text:span text:style-name="T4">52</text:span><text:span text:style-name="T3"> </text:span><text:span text:style-name="T5">和 </text:span><text:span text:style-name="Source_20_Text"><text:span text:style-name="T3">openstack/ansible-collection-kolla</text:span></text:span><text:span text:style-name="T3"> (Ansible </text:span><text:span text:style-name="T5">集合</text:span><text:span text:style-name="T3">) </text:span><text:span text:style-name="T4">48</text:span><text:span text:style-name="T5">。还有一个更上层的项目 </text:span><text:span text:style-name="T3">Kayobe </text:span><text:span text:style-name="T4">46</text:span><text:span text:style-name="T5">，它利用 </text:span><text:span text:style-name="T3">Kolla-Ansible </text:span><text:span text:style-name="T5">来管理 </text:span><text:span text:style-name="T3">OpenStack </text:span><text:span text:style-name="T5">服务，并增加了对底层物理基础设施（如操作系统安装、网络配置）的自动化管理能力。 </text:span></text:p>
        </text:list-item>
        <text:list-item>
          <text:p text:style-name="P19"><text:span text:style-name="Strong_20_Emphasis"><text:span text:style-name="T3">OpenStack-Ansible:</text:span></text:span><text:span text:style-name="T3"> </text:span><text:span text:style-name="T5">这是另一个基于 </text:span><text:span text:style-name="T3">Ansible </text:span><text:span text:style-name="T5">的成熟部署工具 </text:span><text:span text:style-name="T4">18</text:span><text:span text:style-name="T5">。与 </text:span><text:span text:style-name="T3">Kolla-Ansible </text:span><text:span text:style-name="T5">不同，它通常将 </text:span><text:span text:style-name="T3">OpenStack </text:span><text:span text:style-name="T5">服务直接部署在裸金属服务器上，或者部署在 </text:span><text:span text:style-name="T3">LXC (Linux Containers) </text:span><text:span text:style-name="T5">容器中 </text:span><text:span text:style-name="T4">17</text:span><text:span text:style-name="T5">。这为运维人员提供了在部署目标（裸金属 </text:span><text:span text:style-name="T3">vs LXC</text:span><text:span text:style-name="T5">）上的选择灵活性 </text:span><text:span text:style-name="T4">17</text:span><text:span text:style-name="T5">。</text:span><text:span text:style-name="T3">OpenStack-Ansible </text:span><text:span text:style-name="T5">同样有着悠久的历史，但根据一些社区讨论，</text:span><text:span text:style-name="T3">Kolla-Ansible </text:span><text:span text:style-name="T5">在近期的活跃度和用户采用率上可能更高 </text:span><text:span text:style-name="T4">45</text:span><text:span text:style-name="T5">。其代码仓库为 </text:span><text:span text:style-name="Source_20_Text"><text:span text:style-name="T3">openstack/openstack-ansible</text:span></text:span><text:span text:style-name="T3"> </text:span><text:span text:style-name="T4">53</text:span><text:span text:style-name="T5">。 </text:span></text:p>
        </text:list-item>
        <text:list-item>
          <text:p text:style-name="P19"><text:span text:style-name="Strong_20_Emphasis"><text:span text:style-name="T5">其他方法</text:span></text:span><text:span text:style-name="Strong_20_Emphasis"><text:span text:style-name="T3">:</text:span></text:span><text:span text:style-name="T3"> </text:span><text:span text:style-name="T5">除了上述基于 </text:span><text:span text:style-name="T3">Ansible </text:span><text:span text:style-name="T5">的工具，还存在其他多种部署 </text:span><text:span text:style-name="T3">OpenStack </text:span><text:span text:style-name="T5">的方式，包括： </text:span></text:p>
          <text:list>
            <text:list-item>
              <text:p text:style-name="P19"><text:span text:style-name="Strong_20_Emphasis"><text:span text:style-name="T3">Puppet OpenStack:</text:span></text:span><text:span text:style-name="T3"> </text:span><text:span text:style-name="T5">使用 </text:span><text:span text:style-name="T3">Puppet </text:span><text:span text:style-name="T5">配置管理工具来部署和管理 </text:span><text:span text:style-name="T3">OpenStack </text:span><text:span text:style-name="T4">29</text:span><text:span text:style-name="T5">。 </text:span></text:p>
            </text:list-item>
            <text:list-item>
              <text:p text:style-name="P19"><text:span text:style-name="Strong_20_Emphasis"><text:span text:style-name="T3">OpenStack-Helm:</text:span></text:span><text:span text:style-name="T3"> </text:span><text:span text:style-name="T5">使用 </text:span><text:span text:style-name="T3">Helm Charts </text:span><text:span text:style-name="T5">在 </text:span><text:span text:style-name="T3">Kubernetes </text:span><text:span text:style-name="T5">集群上部署 </text:span><text:span text:style-name="T3">OpenStack </text:span><text:span text:style-name="T5">服务 </text:span><text:span text:style-name="T4">29</text:span><text:span text:style-name="T5">。 </text:span></text:p>
            </text:list-item>
            <text:list-item>
              <text:p text:style-name="P19"><text:span text:style-name="Strong_20_Emphasis"><text:span text:style-name="T3">TripleO (OpenStack on OpenStack):</text:span></text:span><text:span text:style-name="T3"> </text:span><text:span text:style-name="T5">主要由 </text:span><text:span text:style-name="T3">Red Hat </text:span><text:span text:style-name="T5">支持和使用，通过部署一个小的 </text:span><text:span text:style-name="T3">OpenStack </text:span><text:span text:style-name="T5">云（称为 </text:span><text:span text:style-name="T3">undercloud</text:span><text:span text:style-name="T5">）来管理和部署最终用户使用的 </text:span><text:span text:style-name="T3">OpenStack </text:span><text:span text:style-name="T5">云（称为 </text:span><text:span text:style-name="T3">overcloud</text:span><text:span text:style-name="T5">）</text:span><text:span text:style-name="T4">18</text:span><text:span text:style-name="T5">。 </text:span></text:p>
            </text:list-item>
            <text:list-item>
              <text:p text:style-name="P19"><text:span text:style-name="Strong_20_Emphasis"><text:span text:style-name="T3">Juju Charms:</text:span></text:span><text:span text:style-name="T3"> Canonical (Ubuntu </text:span><text:span text:style-name="T5">的母公司</text:span><text:span text:style-name="T3">) </text:span><text:span text:style-name="T5">开发的基于 </text:span><text:span text:style-name="T3">Juju </text:span><text:span text:style-name="T5">模型的部署和管理方式 </text:span><text:span text:style-name="T4">29</text:span><text:span text:style-name="T5">。 </text:span></text:p>
            </text:list-item>
            <text:list-item>
              <text:p text:style-name="P19"><text:soft-page-break/><text:span text:style-name="Strong_20_Emphasis"><text:span text:style-name="T3">Packstack:</text:span></text:span><text:span text:style-name="T3"> RDO (Red Hat Distribution of OpenStack) </text:span><text:span text:style-name="T5">项目提供的一个基于 </text:span><text:span text:style-name="T3">Puppet </text:span><text:span text:style-name="T5">模块的快速部署工具，通常用于概念验证 </text:span><text:span text:style-name="T3">(PoC) </text:span><text:span text:style-name="T5">或小型环境 </text:span><text:span text:style-name="T4">18</text:span><text:span text:style-name="T5">。 </text:span></text:p>
            </text:list-item>
            <text:list-item>
              <text:p text:style-name="P19"><text:span text:style-name="Strong_20_Emphasis"><text:span text:style-name="T5">手动安装</text:span></text:span><text:span text:style-name="Strong_20_Emphasis"><text:span text:style-name="T3">:</text:span></text:span><text:span text:style-name="T3"> </text:span><text:span text:style-name="T5">直接从发行版的软件包管理器（如 </text:span><text:span text:style-name="Source_20_Text"><text:span text:style-name="T3">apt</text:span></text:span><text:span text:style-name="T3"> </text:span><text:span text:style-name="T5">或 </text:span><text:span text:style-name="Source_20_Text"><text:span text:style-name="T3">yum/dnf</text:span></text:span><text:span text:style-name="T5">）安装 </text:span><text:span text:style-name="T3">OpenStack </text:span><text:span text:style-name="T5">软件包，或者从源代码编译安装 </text:span><text:span text:style-name="T4">8</text:span><text:span text:style-name="T5">。这种方式提供了最大程度的控制和定制能力，但也是最复杂、最耗时且最容易出错的方法。 </text:span></text:p>
            </text:list-item>
          </text:list>
        </text:list-item>
      </text:list>
      <text:p text:style-name="P13"><text:span text:style-name="T5">选择哪种部署工具并非易事，它深刻地反映了不同需求之间的权衡。</text:span><text:span text:style-name="T3">DevStack </text:span><text:span text:style-name="T5">牺牲了生产适用性以换取极高的初始设置便捷性，非常适合快速学习和开发 </text:span><text:span text:style-name="T4">38</text:span><text:span text:style-name="T5">。</text:span><text:span text:style-name="T3">Kolla-Ansible </text:span><text:span text:style-name="T5">利用容器技术，旨在简化复杂的依赖管理和升级过程，这对于追求稳定性和可维护性的生产环境极具吸引力 </text:span><text:span text:style-name="T4">44</text:span><text:span text:style-name="T5">，因此成为许多生产部署的首选 </text:span><text:span text:style-name="T4">17</text:span><text:span text:style-name="T5">。</text:span><text:span text:style-name="T3">OpenStack-Ansible </text:span><text:span text:style-name="T5">则提供了在裸金属或 </text:span><text:span text:style-name="T3">LXC </text:span><text:span text:style-name="T5">上部署的灵活性，可能更适合那些对容器技术有特定偏好或限制的环境 </text:span><text:span text:style-name="T4">17</text:span><text:span text:style-name="T5">。而手动安装则赋予了运维人员对系统每个细节的完全掌控权，但代价是极高的复杂度和维护成本 </text:span><text:span text:style-name="T4">17</text:span><text:span text:style-name="T5">。</text:span><text:span text:style-name="T3">OpenStack </text:span><text:span text:style-name="T5">本身的分布式和模块化特性使其部署 </text:span><text:span text:style-name="T3">inherently </text:span><text:span text:style-name="T5">复杂 </text:span><text:span text:style-name="T4">14</text:span><text:span text:style-name="T5">，各种部署工具正是为了在不同程度上抽象和管理这种复杂性而生。因此，并不存在一个“绝对最好”的工具，最佳选择完全取决于用户的具体场景、技术背景、运维能力和最终目标 </text:span><text:span text:style-name="T4">17</text:span><text:span text:style-name="T5">。</text:span></text:p>
      <text:p text:style-name="P13"><text:span text:style-name="T5">近年来，将 </text:span><text:span text:style-name="T3">OpenStack </text:span><text:span text:style-name="T5">服务容器化部署的趋势日益明显，这不仅体现在 </text:span><text:span text:style-name="T3">Kolla-Ansible </text:span><text:span text:style-name="T5">的流行 </text:span><text:span text:style-name="T4">17</text:span><text:span text:style-name="T5">，也体现在 </text:span><text:span text:style-name="T3">OpenStack-Helm </text:span><text:span text:style-name="T5">等面向 </text:span><text:span text:style-name="T3">Kubernetes </text:span><text:span text:style-name="T5">的部署工具的出现 </text:span><text:span text:style-name="T4">29</text:span><text:span text:style-name="T5">。这一趋势紧随更广泛的 </text:span><text:span text:style-name="T3">IT </text:span><text:span text:style-name="T5">行业向 </text:span><text:span text:style-name="T3">Docker </text:span><text:span text:style-name="T5">和 </text:span><text:span text:style-name="T3">Kubernetes </text:span><text:span text:style-name="T5">等容器技术迁移的浪潮。容器化通过将应用程序及其所有依赖项打包在一起，实现了与底层主机环境的隔离，从而有望解决 </text:span><text:span text:style-name="T3">OpenStack </text:span><text:span text:style-name="T5">长期以来在依赖管理和版本升级方面面临的挑战。历史上，</text:span><text:span text:style-name="T3">OpenStack </text:span><text:span text:style-name="T5">的跨版本升级过程往往复杂且风险较高 </text:span><text:span text:style-name="T4">17</text:span><text:span text:style-name="T5">。容器化提供了一种更标准化的打包和分发方式，理论上可以通过简单地替换容器镜像来完成服务的升级，从而降低运维难度，使 </text:span><text:span text:style-name="T3">OpenStack </text:span><text:span text:style-name="T5">的部署和管理更符合现代 </text:span><text:span text:style-name="T3">DevOps </text:span><text:span text:style-name="T5">的实践理念。</text:span></text:p>
      <text:p text:style-name="P13"><text:span text:style-name="T5">对于初学者而言，</text:span><text:span text:style-name="T3">DevStack </text:span><text:span text:style-name="T5">的 </text:span><text:span text:style-name="Source_20_Text"><text:span text:style-name="T3">local.conf</text:span></text:span><text:span text:style-name="T3"> </text:span><text:span text:style-name="T5">文件不仅仅是一个简单的配置文件，它更是一个了解 </text:span><text:span text:style-name="T3">OpenStack </text:span><text:span text:style-name="T5">庞大配置选项集合的窗口 </text:span><text:span text:style-name="T4">36</text:span><text:span text:style-name="T5">。通过修改 </text:span><text:span text:style-name="Source_20_Text"><text:span text:style-name="T3">local.conf</text:span></text:span><text:span text:style-name="T5">，用户可以控制启用哪些服务、设置各种密码、定义网络范围、选择后端（如数据库类型、</text:span><text:span text:style-name="T3">Hypervisor </text:span><text:span text:style-name="T5">类型）、开启或关闭特定功能标志等 </text:span><text:span text:style-name="T4">35</text:span><text:span text:style-name="T5">。虽然生产部署工具（如 </text:span><text:span text:style-name="T3">Kolla-Ansible </text:span><text:span text:style-name="T5">的 </text:span><text:span text:style-name="Source_20_Text"><text:span text:style-name="T3">globals.yml</text:span></text:span><text:span text:style-name="T3"> </text:span><text:span text:style-name="T4">47</text:span><text:span text:style-name="T5">）使用不同的文件和语法来管理这些配置，但其核心配置项的 </text:span><text:span text:style-name="Emphasis"><text:span text:style-name="T5">类型</text:span></text:span><text:span text:style-name="T5"> 和 </text:span><text:span text:style-name="Emphasis"><text:span text:style-name="T5">概念</text:span></text:span><text:span text:style-name="T5"> 是相似的。因此，在 </text:span><text:span text:style-name="T3">DevStack </text:span><text:span text:style-name="T5">环境中尝试不同的 </text:span><text:span text:style-name="Source_20_Text"><text:span text:style-name="T3">local.conf</text:span></text:span><text:span text:style-name="T3"> </text:span><text:span text:style-name="T5">设置，可以帮助用户初步掌握配置 </text:span><text:span text:style-name="T3">OpenStack </text:span><text:span text:style-name="T5">所需考虑的各种因素，为将来使用更复杂的生产工具或进行手动配置打下基础，是体验 </text:span><text:span text:style-name="T3">OpenStack </text:span><text:span text:style-name="T5">高度可配置性的一个实用起点。</text:span></text:p>
      <text:h text:style-name="P3" text:outline-level="2"><text:span text:style-name="T2">核心 </text:span><text:span text:style-name="T1">OpenStack </text:span><text:span text:style-name="T2">代码仓库 </text:span><text:span text:style-name="T1">(GitHub/OpenDev)</text:span></text:h>
      <text:p text:style-name="P13"><text:span text:style-name="T5">要深入理解 </text:span><text:span text:style-name="T3">OpenStack </text:span><text:span text:style-name="T5">的内部工作原理或为其贡献代码，访问其源代码仓库至关重要。</text:span></text:p>
      <text:h text:style-name="P4" text:outline-level="3"><text:span text:style-name="T1">A. OpenDev </text:span><text:span text:style-name="T2">与官方镜像导航</text:span></text:h>
      <text:p text:style-name="P13"><text:span text:style-name="T3">OpenStack </text:span><text:span text:style-name="T5">项目的主要开发活动托管在 </text:span><text:span text:style-name="T3">OpenDev </text:span><text:span text:style-name="T5">平台上 </text:span><text:span text:style-name="T4">59</text:span><text:span text:style-name="T5">。</text:span><text:span text:style-name="T3">OpenDev</text:span><text:span text:style-name="T5">（前身为 </text:span><text:span text:style-name="T3">OpenStack Infrastructure </text:span><text:span text:style-name="T5">项目）提供了一套基于 </text:span><text:span text:style-name="T3">Git </text:span><text:span text:style-name="T5">的代码托管和协作工具，其中最核心的是使用 </text:span><text:span text:style-name="T3">Gerrit </text:span><text:span text:style-name="T5">进行</text:span><text:soft-page-break/><text:span text:style-name="T5">代码审查 </text:span><text:span text:style-name="T4">10</text:span><text:span text:style-name="T5">。这意味着，虽然代码仓库可以通过 </text:span><text:span text:style-name="T3">Git </text:span><text:span text:style-name="T5">克隆，但所有的代码变更都需要通过 </text:span><text:span text:style-name="T3">Gerrit </text:span><text:span text:style-name="T5">提交、评审和合并。</text:span></text:p>
      <text:p text:style-name="P13"><text:span text:style-name="T5">为了方便开发者浏览代码和进行克隆操作，</text:span><text:span text:style-name="T3">OpenStack </text:span><text:span text:style-name="T5">在 </text:span><text:span text:style-name="T3">GitHub </text:span><text:span text:style-name="T5">的 </text:span><text:span text:style-name="Source_20_Text"><text:span text:style-name="T3">github.com/openstack</text:span></text:span><text:span text:style-name="T3"> </text:span><text:span text:style-name="T5">组织下维护着其在 </text:span><text:span text:style-name="T3">OpenDev </text:span><text:span text:style-name="T5">上所有官方仓库的</text:span><text:span text:style-name="Strong_20_Emphasis"><text:span text:style-name="T5">镜像</text:span></text:span><text:span text:style-name="T5"> </text:span><text:span text:style-name="T4">13</text:span><text:span text:style-name="T5">。这些 </text:span><text:span text:style-name="T3">GitHub </text:span><text:span text:style-name="T5">镜像与 </text:span><text:span text:style-name="T3">OpenDev </text:span><text:span text:style-name="T5">上的仓库保持同步。但需要注意的是，</text:span><text:span text:style-name="Strong_20_Emphasis"><text:span text:style-name="T5">贡献代码（如提交补丁、发起合并请求）必须通过 </text:span></text:span><text:span text:style-name="Strong_20_Emphasis"><text:span text:style-name="T3">OpenDev/Gerrit </text:span></text:span><text:span text:style-name="Strong_20_Emphasis"><text:span text:style-name="T5">工作流进行，而不是通过 </text:span></text:span><text:span text:style-name="Strong_20_Emphasis"><text:span text:style-name="T3">GitHub Pull Requests</text:span></text:span><text:span text:style-name="T3"> </text:span><text:span text:style-name="T4">10</text:span><text:span text:style-name="T5">。</text:span></text:p>
      <text:p text:style-name="P13"><text:span text:style-name="T5">要确定哪些项目是 </text:span><text:span text:style-name="T3">OpenStack </text:span><text:span text:style-name="T5">的官方组成部分，最权威的来源是 </text:span><text:span text:style-name="T3">OpenStack </text:span><text:span text:style-name="T5">技术委员会 </text:span><text:span text:style-name="T3">(Technical Committee, TC) </text:span><text:span text:style-name="T5">维护的官方项目列表 </text:span><text:span text:style-name="T4">29</text:span><text:span text:style-name="T5">。该列表可以在 </text:span><text:span text:style-name="T3">OpenStack </text:span><text:span text:style-name="T5">治理文档网站上找到：</text:span><text:span text:style-name="Source_20_Text"><text:span text:style-name="T3">https://governance.openstack.org/reference/projects/</text:span></text:span><text:span text:style-name="T3"> </text:span><text:span text:style-name="T4">29</text:span><text:span text:style-name="T5">。</text:span></text:p>
      <text:h text:style-name="P4" text:outline-level="3"><text:span text:style-name="T1">B. </text:span><text:span text:style-name="T2">表格：关键 </text:span><text:span text:style-name="T1">OpenStack </text:span><text:span text:style-name="T2">仓库</text:span></text:h>
      <text:p text:style-name="P13"><text:span text:style-name="T5">下表列出了一些 </text:span><text:span text:style-name="T3">OpenStack </text:span><text:span text:style-name="T5">核心服务、常用部署工具和 </text:span><text:span text:style-name="T3">SDK </text:span><text:span text:style-name="T5">的关键代码仓库，提供了访问其源代码的直接链接。这对于希望探索特定组件实现细节或参与开发的用户非常有价值。</text:span></text:p>
      <table:table table:name="表格1" table:style-name="表格1">
        <table:table-column table:style-name="表格1.A"/>
        <table:table-column table:style-name="表格1.B" table:number-columns-repeated="2"/>
        <table:table-column table:style-name="表格1.D"/>
        <table:table-column table:style-name="表格1.E"/>
        <table:table-row>
          <table:table-cell table:style-name="表格1.A1" office:value-type="string">
            <text:p text:style-name="P7"><text:span text:style-name="Strong_20_Emphasis"><text:span text:style-name="T5">类别</text:span></text:span></text:p>
          </table:table-cell>
          <table:table-cell table:style-name="表格1.A1" office:value-type="string">
            <text:p text:style-name="P7"><text:span text:style-name="Strong_20_Emphasis"><text:span text:style-name="T5">仓库名称</text:span></text:span></text:p>
          </table:table-cell>
          <table:table-cell table:style-name="表格1.A1" office:value-type="string">
            <text:p text:style-name="P7"><text:span text:style-name="Strong_20_Emphasis"><text:span text:style-name="T3">URL (OpenDev </text:span></text:span><text:span text:style-name="Strong_20_Emphasis"><text:span text:style-name="T5">优先 </text:span></text:span><text:span text:style-name="Strong_20_Emphasis"><text:span text:style-name="T3">/ GitHub </text:span></text:span><text:span text:style-name="Strong_20_Emphasis"><text:span text:style-name="T5">镜像</text:span></text:span><text:span text:style-name="Strong_20_Emphasis"><text:span text:style-name="T3">)</text:span></text:span></text:p>
          </table:table-cell>
          <table:table-cell table:style-name="表格1.A1" office:value-type="string">
            <text:p text:style-name="P7"><text:span text:style-name="Strong_20_Emphasis"><text:span text:style-name="T5">描述与相关性</text:span></text:span></text:p>
          </table:table-cell>
          <table:table-cell table:style-name="表格1.A1" office:value-type="string">
            <text:p text:style-name="P7"><text:span text:style-name="Strong_20_Emphasis"><text:span text:style-name="T5">相关资料</text:span></text:span></text:p>
          </table:table-cell>
        </table:table-row>
        <table:table-row>
          <table:table-cell table:style-name="表格1.A1" office:value-type="string">
            <text:p text:style-name="P9"><text:span text:style-name="Strong_20_Emphasis"><text:span text:style-name="T5">治理</text:span></text:span></text:p>
          </table:table-cell>
          <table:table-cell table:style-name="表格1.A1" office:value-type="string">
            <text:p text:style-name="P8"><text:span text:style-name="Source_20_Text"><text:span text:style-name="T3">governance</text:span></text:span></text:p>
          </table:table-cell>
          <table:table-cell table:style-name="表格1.A1" office:value-type="string">
            <text:p text:style-name="P8"><text:span text:style-name="Source_20_Text"><text:span text:style-name="T3">https://opendev.org/openstack/governance</text:span></text:span></text:p>
          </table:table-cell>
          <table:table-cell table:style-name="表格1.A1" office:value-type="string">
            <text:p text:style-name="P8"><text:span text:style-name="T5">定义官方项目、</text:span><text:span text:style-name="T3">TC </text:span><text:span text:style-name="T5">结构、贡献指南。理解项目范围的基础。</text:span></text:p>
          </table:table-cell>
          <table:table-cell table:style-name="表格1.A1" office:value-type="string">
            <text:p text:style-name="P10">29</text:p>
          </table:table-cell>
        </table:table-row>
        <table:table-row>
          <table:table-cell table:style-name="表格1.A1" office:value-type="string">
            <text:p text:style-name="P9"><text:span text:style-name="Strong_20_Emphasis"><text:span text:style-name="T5">核心</text:span></text:span><text:span text:style-name="Strong_20_Emphasis"><text:span text:style-name="T3">: </text:span></text:span><text:span text:style-name="Strong_20_Emphasis"><text:span text:style-name="T5">计算</text:span></text:span></text:p>
          </table:table-cell>
          <table:table-cell table:style-name="表格1.A1" office:value-type="string">
            <text:p text:style-name="P8"><text:span text:style-name="Source_20_Text"><text:span text:style-name="T3">nova</text:span></text:span></text:p>
          </table:table-cell>
          <table:table-cell table:style-name="表格1.A1" office:value-type="string">
            <text:p text:style-name="P8"><text:span text:style-name="Source_20_Text"><text:span text:style-name="T3">https://opendev.org/openstack/nova</text:span></text:span><text:span text:style-name="T3"> / </text:span><text:span text:style-name="Source_20_Text"><text:span text:style-name="T3">https://github.com/openstack/nova</text:span></text:span></text:p>
          </table:table-cell>
          <table:table-cell table:style-name="表格1.A1" office:value-type="string">
            <text:p text:style-name="P12">管理虚拟机（实例）。核心计算服务。</text:p>
          </table:table-cell>
          <table:table-cell table:style-name="表格1.A1" office:value-type="string">
            <text:p text:style-name="P10">3</text:p>
          </table:table-cell>
        </table:table-row>
        <table:table-row>
          <table:table-cell table:style-name="表格1.A1" office:value-type="string">
            <text:p text:style-name="P9"><text:span text:style-name="Strong_20_Emphasis"><text:span text:style-name="T5">核心</text:span></text:span><text:span text:style-name="Strong_20_Emphasis"><text:span text:style-name="T3">: </text:span></text:span><text:span text:style-name="Strong_20_Emphasis"><text:span text:style-name="T5">网络</text:span></text:span></text:p>
          </table:table-cell>
          <table:table-cell table:style-name="表格1.A1" office:value-type="string">
            <text:p text:style-name="P8"><text:span text:style-name="Source_20_Text"><text:span text:style-name="T3">neutron</text:span></text:span></text:p>
          </table:table-cell>
          <table:table-cell table:style-name="表格1.A1" office:value-type="string">
            <text:p text:style-name="P8"><text:span text:style-name="Source_20_Text"><text:span text:style-name="T3">https://opendev.org/openstack/neutron</text:span></text:span><text:span text:style-name="T3"> / </text:span><text:span text:style-name="Source_20_Text"><text:span text:style-name="T3">https://github.com/openstack/neutron</text:span></text:span></text:p>
          </table:table-cell>
          <table:table-cell table:style-name="表格1.A1" office:value-type="string">
            <text:p text:style-name="P12">管理虚拟网络、路由器、安全组。</text:p>
          </table:table-cell>
          <table:table-cell table:style-name="表格1.A1" office:value-type="string">
            <text:p text:style-name="P10">3</text:p>
          </table:table-cell>
        </table:table-row>
        <table:table-row>
          <table:table-cell table:style-name="表格1.A1" office:value-type="string">
            <text:p text:style-name="P9"><text:span text:style-name="Strong_20_Emphasis"><text:span text:style-name="T5">核心</text:span></text:span><text:span text:style-name="Strong_20_Emphasis"><text:span text:style-name="T3">: </text:span></text:span><text:span text:style-name="Strong_20_Emphasis"><text:span text:style-name="T5">块存储</text:span></text:span></text:p>
          </table:table-cell>
          <table:table-cell table:style-name="表格1.A1" office:value-type="string">
            <text:p text:style-name="P8"><text:span text:style-name="Source_20_Text"><text:span text:style-name="T3">cinder</text:span></text:span></text:p>
          </table:table-cell>
          <table:table-cell table:style-name="表格1.A1" office:value-type="string">
            <text:p text:style-name="P8"><text:span text:style-name="Source_20_Text"><text:span text:style-name="T3">https://opendev.org/openstack/cinder</text:span></text:span><text:span text:style-name="T3"> / </text:span><text:span text:style-name="Source_20_Text"><text:span text:style-name="T3">https://github.com/openstack/cinder</text:span></text:span></text:p>
          </table:table-cell>
          <table:table-cell table:style-name="表格1.A1" office:value-type="string">
            <text:p text:style-name="P12">提供持久化块存储卷。</text:p>
          </table:table-cell>
          <table:table-cell table:style-name="表格1.A1" office:value-type="string">
            <text:p text:style-name="P10">3</text:p>
          </table:table-cell>
        </table:table-row>
        <table:table-row>
          <table:table-cell table:style-name="表格1.A1" office:value-type="string">
            <text:p text:style-name="P9"><text:span text:style-name="Strong_20_Emphasis"><text:span text:style-name="T5">核心</text:span></text:span><text:span text:style-name="Strong_20_Emphasis"><text:span text:style-name="T3">: </text:span></text:span><text:span text:style-name="Strong_20_Emphasis"><text:span text:style-name="T5">身份</text:span></text:span></text:p>
          </table:table-cell>
          <table:table-cell table:style-name="表格1.A1" office:value-type="string">
            <text:p text:style-name="P8"><text:span text:style-name="Source_20_Text"><text:span text:style-name="T3">keystone</text:span></text:span></text:p>
          </table:table-cell>
          <table:table-cell table:style-name="表格1.A1" office:value-type="string">
            <text:p text:style-name="P8"><text:span text:style-name="Source_20_Text"><text:span text:style-name="T3">https://opendev.org/openstack/keystone</text:span></text:span><text:span text:style-name="T3"> / </text:span><text:soft-page-break/><text:span text:style-name="Source_20_Text"><text:span text:style-name="T3">https://github.com/openstack/keystone</text:span></text:span></text:p>
          </table:table-cell>
          <table:table-cell table:style-name="表格1.A1" office:value-type="string">
            <text:p text:style-name="P12">处理认证、授权、服务目录。</text:p>
          </table:table-cell>
          <table:table-cell table:style-name="表格1.A1" office:value-type="string">
            <text:p text:style-name="P10">3</text:p>
          </table:table-cell>
        </table:table-row>
        <table:table-row>
          <table:table-cell table:style-name="表格1.A1" office:value-type="string">
            <text:p text:style-name="P9"><text:span text:style-name="Strong_20_Emphasis"><text:span text:style-name="T5">核心</text:span></text:span><text:span text:style-name="Strong_20_Emphasis"><text:span text:style-name="T3">: </text:span></text:span><text:span text:style-name="Strong_20_Emphasis"><text:span text:style-name="T5">镜像</text:span></text:span></text:p>
          </table:table-cell>
          <table:table-cell table:style-name="表格1.A1" office:value-type="string">
            <text:p text:style-name="P8"><text:span text:style-name="Source_20_Text"><text:span text:style-name="T3">glance</text:span></text:span></text:p>
          </table:table-cell>
          <table:table-cell table:style-name="表格1.A1" office:value-type="string">
            <text:p text:style-name="P8"><text:span text:style-name="Source_20_Text"><text:span text:style-name="T3">https://opendev.org/openstack/glance</text:span></text:span><text:span text:style-name="T3"> / </text:span><text:span text:style-name="Source_20_Text"><text:span text:style-name="T3">https://github.com/openstack/glance</text:span></text:span></text:p>
          </table:table-cell>
          <table:table-cell table:style-name="表格1.A1" office:value-type="string">
            <text:p text:style-name="P12">存储和检索虚拟机镜像。</text:p>
          </table:table-cell>
          <table:table-cell table:style-name="表格1.A1" office:value-type="string">
            <text:p text:style-name="P10">3</text:p>
          </table:table-cell>
        </table:table-row>
        <table:table-row>
          <table:table-cell table:style-name="表格1.A1" office:value-type="string">
            <text:p text:style-name="P9"><text:span text:style-name="Strong_20_Emphasis"><text:span text:style-name="T5">核心</text:span></text:span><text:span text:style-name="Strong_20_Emphasis"><text:span text:style-name="T3">: </text:span></text:span><text:span text:style-name="Strong_20_Emphasis"><text:span text:style-name="T5">对象存储</text:span></text:span></text:p>
          </table:table-cell>
          <table:table-cell table:style-name="表格1.A1" office:value-type="string">
            <text:p text:style-name="P8"><text:span text:style-name="Source_20_Text"><text:span text:style-name="T3">swift</text:span></text:span></text:p>
          </table:table-cell>
          <table:table-cell table:style-name="表格1.A1" office:value-type="string">
            <text:p text:style-name="P8"><text:span text:style-name="Source_20_Text"><text:span text:style-name="T3">https://opendev.org/openstack/swift</text:span></text:span><text:span text:style-name="T3"> / </text:span><text:span text:style-name="Source_20_Text"><text:span text:style-name="T3">https://github.com/openstack/swift</text:span></text:span></text:p>
          </table:table-cell>
          <table:table-cell table:style-name="表格1.A1" office:value-type="string">
            <text:p text:style-name="P12">分布式对象存储系统。</text:p>
          </table:table-cell>
          <table:table-cell table:style-name="表格1.A1" office:value-type="string">
            <text:p text:style-name="P10">3</text:p>
          </table:table-cell>
        </table:table-row>
        <table:table-row>
          <table:table-cell table:style-name="表格1.A1" office:value-type="string">
            <text:p text:style-name="P9"><text:span text:style-name="Strong_20_Emphasis"><text:span text:style-name="T5">核心</text:span></text:span><text:span text:style-name="Strong_20_Emphasis"><text:span text:style-name="T3">: </text:span></text:span><text:span text:style-name="Strong_20_Emphasis"><text:span text:style-name="T5">仪表盘</text:span></text:span></text:p>
          </table:table-cell>
          <table:table-cell table:style-name="表格1.A1" office:value-type="string">
            <text:p text:style-name="P8"><text:span text:style-name="Source_20_Text"><text:span text:style-name="T3">horizon</text:span></text:span></text:p>
          </table:table-cell>
          <table:table-cell table:style-name="表格1.A1" office:value-type="string">
            <text:p text:style-name="P8"><text:span text:style-name="Source_20_Text"><text:span text:style-name="T3">https://opendev.org/openstack/horizon</text:span></text:span><text:span text:style-name="T3"> / </text:span><text:span text:style-name="Source_20_Text"><text:span text:style-name="T3">https://github.com/openstack/horizon</text:span></text:span></text:p>
          </table:table-cell>
          <table:table-cell table:style-name="表格1.A1" office:value-type="string">
            <text:p text:style-name="P8"><text:span text:style-name="T5">基于 </text:span><text:span text:style-name="T3">Web </text:span><text:span text:style-name="T5">的用户界面。</text:span></text:p>
          </table:table-cell>
          <table:table-cell table:style-name="表格1.A1" office:value-type="string">
            <text:p text:style-name="P10">9</text:p>
          </table:table-cell>
        </table:table-row>
        <table:table-row>
          <table:table-cell table:style-name="表格1.A1" office:value-type="string">
            <text:p text:style-name="P9"><text:span text:style-name="Strong_20_Emphasis"><text:span text:style-name="T5">部署</text:span></text:span><text:span text:style-name="Strong_20_Emphasis"><text:span text:style-name="T3">: </text:span></text:span><text:span text:style-name="Strong_20_Emphasis"><text:span text:style-name="T5">开发</text:span></text:span><text:span text:style-name="Strong_20_Emphasis"><text:span text:style-name="T3">/</text:span></text:span><text:span text:style-name="Strong_20_Emphasis"><text:span text:style-name="T5">测试</text:span></text:span></text:p>
          </table:table-cell>
          <table:table-cell table:style-name="表格1.A1" office:value-type="string">
            <text:p text:style-name="P8"><text:span text:style-name="Source_20_Text"><text:span text:style-name="T3">devstack</text:span></text:span></text:p>
          </table:table-cell>
          <table:table-cell table:style-name="表格1.A1" office:value-type="string">
            <text:p text:style-name="P8"><text:span text:style-name="Source_20_Text"><text:span text:style-name="T3">https://opendev.org/openstack/devstack</text:span></text:span><text:span text:style-name="T3"> / </text:span><text:span text:style-name="Source_20_Text"><text:span text:style-name="T3">https://github.com/openstack/devstack</text:span></text:span></text:p>
          </table:table-cell>
          <table:table-cell table:style-name="表格1.A1" office:value-type="string">
            <text:p text:style-name="P8"><text:span text:style-name="T5">用于快速部署开发</text:span><text:span text:style-name="T3">/</text:span><text:span text:style-name="T5">测试环境的脚本。</text:span></text:p>
          </table:table-cell>
          <table:table-cell table:style-name="表格1.A1" office:value-type="string">
            <text:p text:style-name="P10">16</text:p>
          </table:table-cell>
        </table:table-row>
        <table:table-row>
          <table:table-cell table:style-name="表格1.A1" office:value-type="string">
            <text:p text:style-name="P9"><text:span text:style-name="Strong_20_Emphasis"><text:span text:style-name="T5">部署</text:span></text:span><text:span text:style-name="Strong_20_Emphasis"><text:span text:style-name="T3">: </text:span></text:span><text:span text:style-name="Strong_20_Emphasis"><text:span text:style-name="T5">生产</text:span></text:span></text:p>
          </table:table-cell>
          <table:table-cell table:style-name="表格1.A1" office:value-type="string">
            <text:p text:style-name="P8"><text:span text:style-name="Source_20_Text"><text:span text:style-name="T3">kolla-ansible</text:span></text:span></text:p>
          </table:table-cell>
          <table:table-cell table:style-name="表格1.A1" office:value-type="string">
            <text:p text:style-name="P8"><text:span text:style-name="Source_20_Text"><text:span text:style-name="T3">https://opendev.org/openstack/kolla-ansible</text:span></text:span><text:span text:style-name="T3"> / </text:span><text:span text:style-name="Source_20_Text"><text:span text:style-name="T3">https://github.com/openstack/kolla-ansible</text:span></text:span></text:p>
          </table:table-cell>
          <table:table-cell table:style-name="表格1.A1" office:value-type="string">
            <text:p text:style-name="P8"><text:span text:style-name="T5">用于部署 </text:span><text:span text:style-name="T3">Kolla </text:span><text:span text:style-name="T5">容器的 </text:span><text:span text:style-name="T3">Ansible Playbook</text:span><text:span text:style-name="T5">。生产环境焦点。</text:span></text:p>
          </table:table-cell>
          <table:table-cell table:style-name="表格1.A1" office:value-type="string">
            <text:p text:style-name="P10">17</text:p>
          </table:table-cell>
        </table:table-row>
        <table:table-row>
          <table:table-cell table:style-name="表格1.A1" office:value-type="string">
            <text:p text:style-name="P9"><text:span text:style-name="Strong_20_Emphasis"><text:span text:style-name="T5">部署</text:span></text:span><text:span text:style-name="Strong_20_Emphasis"><text:span text:style-name="T3">: </text:span></text:span><text:span text:style-name="Strong_20_Emphasis"><text:span text:style-name="T5">生产</text:span></text:span></text:p>
          </table:table-cell>
          <table:table-cell table:style-name="表格1.A1" office:value-type="string">
            <text:p text:style-name="P8"><text:span text:style-name="Source_20_Text"><text:span text:style-name="T3">kolla</text:span></text:span></text:p>
          </table:table-cell>
          <table:table-cell table:style-name="表格1.A1" office:value-type="string">
            <text:p text:style-name="P8"><text:span text:style-name="Source_20_Text"><text:span text:style-name="T3">https://opendev.org/openstack/kolla</text:span></text:span><text:span text:style-name="T3"> / </text:span><text:span text:style-name="Source_20_Text"><text:span text:style-name="T3">https://github.com/openstack/kolla</text:span></text:span></text:p>
          </table:table-cell>
          <table:table-cell table:style-name="表格1.A1" office:value-type="string">
            <text:p text:style-name="P8"><text:span text:style-name="T5">构建 </text:span><text:span text:style-name="T3">Kolla-Ansible </text:span><text:span text:style-name="T5">使用的生产就绪 </text:span><text:span text:style-name="T3">Docker </text:span><text:span text:style-name="T5">镜像。</text:span></text:p>
          </table:table-cell>
          <table:table-cell table:style-name="表格1.A1" office:value-type="string">
            <text:p text:style-name="P10">44</text:p>
          </table:table-cell>
        </table:table-row>
        <table:table-row>
          <table:table-cell table:style-name="表格1.A1" office:value-type="string">
            <text:p text:style-name="P9"><text:span text:style-name="Strong_20_Emphasis"><text:span text:style-name="T5">部署</text:span></text:span><text:span text:style-name="Strong_20_Emphasis"><text:span text:style-name="T3">: </text:span></text:span><text:span text:style-name="Strong_20_Emphasis"><text:span text:style-name="T5">生产</text:span></text:span></text:p>
          </table:table-cell>
          <table:table-cell table:style-name="表格1.A1" office:value-type="string">
            <text:p text:style-name="P8"><text:span text:style-name="Source_20_Text"><text:span text:style-name="T3">openstack-ansible</text:span></text:span></text:p>
          </table:table-cell>
          <table:table-cell table:style-name="表格1.A1" office:value-type="string">
            <text:p text:style-name="P8"><text:span text:style-name="Source_20_Text"><text:span text:style-name="T3">https://opendev.org/openstack/openstack-ansible</text:span></text:span><text:span text:style-name="T3"> / </text:span><text:span text:style-name="Source_20_Text"><text:span text:style-name="T3">https://github.com/openstack/openstack-ansible</text:span></text:span></text:p>
          </table:table-cell>
          <table:table-cell table:style-name="表格1.A1" office:value-type="string">
            <text:p text:style-name="P8"><text:span text:style-name="T5">用于裸金属</text:span><text:span text:style-name="T3">/LXC </text:span><text:span text:style-name="T5">部署的 </text:span><text:span text:style-name="T3">Ansible Playbook</text:span><text:span text:style-name="T5">。</text:span></text:p>
          </table:table-cell>
          <table:table-cell table:style-name="表格1.A1" office:value-type="string">
            <text:p text:style-name="P10">18</text:p>
          </table:table-cell>
        </table:table-row>
        <table:table-row>
          <table:table-cell table:style-name="表格1.A1" office:value-type="string">
            <text:p text:style-name="P9"><text:span text:style-name="Strong_20_Emphasis"><text:span text:style-name="T3">SDK: </text:span></text:span><text:soft-page-break/><text:span text:style-name="Strong_20_Emphasis"><text:span text:style-name="T3">Python</text:span></text:span></text:p>
          </table:table-cell>
          <table:table-cell table:style-name="表格1.A1" office:value-type="string">
            <text:p text:style-name="P8"><text:span text:style-name="Source_20_Text"><text:span text:style-name="T3">openstacksdk</text:span></text:span></text:p>
          </table:table-cell>
          <table:table-cell table:style-name="表格1.A1" office:value-type="string">
            <text:p text:style-name="P8"><text:span text:style-name="Source_20_Text"><text:span text:style-name="T3">https://opendev.org/</text:span></text:span><text:soft-page-break/><text:span text:style-name="Source_20_Text"><text:span text:style-name="T3">openstack/openstacksdk</text:span></text:span><text:span text:style-name="T3"> / </text:span><text:span text:style-name="Source_20_Text"><text:span text:style-name="T3">https://github.com/openstack/openstacksdk</text:span></text:span></text:p>
          </table:table-cell>
          <table:table-cell table:style-name="表格1.A1" office:value-type="string">
            <text:p text:style-name="P8"><text:span text:style-name="T5">用于与 </text:span><text:span text:style-name="T3">OpenStack </text:span><text:soft-page-break/><text:span text:style-name="T3">API </text:span><text:span text:style-name="T5">交互的统一 </text:span><text:span text:style-name="T3">Python SDK</text:span><text:span text:style-name="T5">。</text:span></text:p>
          </table:table-cell>
          <table:table-cell table:style-name="表格1.A1" office:value-type="string">
            <text:p text:style-name="P10">13</text:p>
          </table:table-cell>
        </table:table-row>
        <table:table-row>
          <table:table-cell table:style-name="表格1.A1" office:value-type="string">
            <text:p text:style-name="P9"><text:span text:style-name="Strong_20_Emphasis"><text:span text:style-name="T3">SDK/CLI: Python</text:span></text:span></text:p>
          </table:table-cell>
          <table:table-cell table:style-name="表格1.A1" office:value-type="string">
            <text:p text:style-name="P8"><text:span text:style-name="Source_20_Text"><text:span text:style-name="T3">python-openstackclient</text:span></text:span></text:p>
          </table:table-cell>
          <table:table-cell table:style-name="表格1.A1" office:value-type="string">
            <text:p text:style-name="P8"><text:span text:style-name="Source_20_Text"><text:span text:style-name="T3">https://opendev.org/openstack/python-openstackclient</text:span></text:span><text:span text:style-name="T3"> / </text:span><text:span text:style-name="Source_20_Text"><text:span text:style-name="T3">https://github.com/openstack/python-openstackclient</text:span></text:span></text:p>
          </table:table-cell>
          <table:table-cell table:style-name="表格1.A1" office:value-type="string">
            <text:p text:style-name="P8"><text:span text:style-name="T5">统一 </text:span><text:span text:style-name="Source_20_Text"><text:span text:style-name="T3">openstack</text:span></text:span><text:span text:style-name="T3"> CLI </text:span><text:span text:style-name="T5">工具的基础，并包含客户端库。</text:span></text:p>
          </table:table-cell>
          <table:table-cell table:style-name="表格1.A1" office:value-type="string">
            <text:p text:style-name="P10">29</text:p>
          </table:table-cell>
        </table:table-row>
        <table:table-row>
          <table:table-cell table:style-name="表格1.A1" office:value-type="string">
            <text:p text:style-name="P9"><text:span text:style-name="Strong_20_Emphasis"><text:span text:style-name="T5">教程示例仓库</text:span></text:span></text:p>
          </table:table-cell>
          <table:table-cell table:style-name="表格1.A1" office:value-type="string">
            <text:p text:style-name="P8"><text:span text:style-name="Source_20_Text"><text:span text:style-name="T3">uzh/openstack-tutorial</text:span></text:span></text:p>
          </table:table-cell>
          <table:table-cell table:style-name="表格1.A1" office:value-type="string">
            <text:p text:style-name="P8"><text:span text:style-name="Source_20_Text"><text:span text:style-name="T3">https://github.com/uzh/openstack-tutorial</text:span></text:span></text:p>
          </table:table-cell>
          <table:table-cell table:style-name="表格1.A1" office:value-type="string">
            <text:p text:style-name="P12">教程示例仓库（可能已过时，谨慎使用）。</text:p>
          </table:table-cell>
          <table:table-cell table:style-name="表格1.A1" office:value-type="string">
            <text:p text:style-name="P10">24</text:p>
          </table:table-cell>
        </table:table-row>
        <table:table-row>
          <table:table-cell table:style-name="表格1.A1" office:value-type="string">
            <text:p text:style-name="P9"><text:span text:style-name="Strong_20_Emphasis"><text:span text:style-name="T5">教程示例仓库</text:span></text:span></text:p>
          </table:table-cell>
          <table:table-cell table:style-name="表格1.A1" office:value-type="string">
            <text:p text:style-name="P8"><text:span text:style-name="Source_20_Text"><text:span text:style-name="T3">Mirantis/openstack-horizon</text:span></text:span></text:p>
          </table:table-cell>
          <table:table-cell table:style-name="表格1.A1" office:value-type="string">
            <text:p text:style-name="P8"><text:span text:style-name="Source_20_Text"><text:span text:style-name="T3">https://github.com/Mirantis/openstack-horizon</text:span></text:span><text:span text:style-name="T3"> (</text:span><text:span text:style-name="T5">注意</text:span><text:span text:style-name="T3">: </text:span><text:span text:style-name="T5">这是 </text:span><text:span text:style-name="T3">Fork)</text:span></text:p>
          </table:table-cell>
          <table:table-cell table:style-name="表格1.A1" office:value-type="string">
            <text:p text:style-name="P8"><text:span text:style-name="T5">包含扩展 </text:span><text:span text:style-name="T3">Horizon </text:span><text:span text:style-name="T5">的教程文档 </text:span><text:span text:style-name="T4">31</text:span><text:span text:style-name="T5">。</text:span></text:p>
          </table:table-cell>
          <table:table-cell table:style-name="表格1.A1" office:value-type="string">
            <text:p text:style-name="P10">31</text:p>
          </table:table-cell>
        </table:table-row>
        <table:table-row>
          <table:table-cell table:style-name="表格1.A1" office:value-type="string">
            <text:p text:style-name="P9"><text:span text:style-name="Strong_20_Emphasis"><text:span text:style-name="T5">教程</text:span></text:span><text:span text:style-name="Strong_20_Emphasis"><text:span text:style-name="T3">/</text:span></text:span><text:span text:style-name="Strong_20_Emphasis"><text:span text:style-name="T5">资源列表</text:span></text:span></text:p>
          </table:table-cell>
          <table:table-cell table:style-name="表格1.A1" office:value-type="string">
            <text:p text:style-name="P8"><text:span text:style-name="Source_20_Text"><text:span text:style-name="T3">mikeroyal/OpenStack-Guide</text:span></text:span></text:p>
          </table:table-cell>
          <table:table-cell table:style-name="表格1.A1" office:value-type="string">
            <text:p text:style-name="P8"><text:span text:style-name="Source_20_Text"><text:span text:style-name="T3">https://github.com/mikeroyal/OpenStack-Guide</text:span></text:span></text:p>
          </table:table-cell>
          <table:table-cell table:style-name="表格1.A1" office:value-type="string">
            <text:p text:style-name="P8"><text:span text:style-name="T5">社区维护的指南，包含链接和资源（可能非官方</text:span><text:span text:style-name="T3">/</text:span><text:span text:style-name="T5">非最新）。</text:span></text:p>
          </table:table-cell>
          <table:table-cell table:style-name="表格1.A1" office:value-type="string">
            <text:p text:style-name="P10">30</text:p>
          </table:table-cell>
        </table:table-row>
        <table:table-row>
          <table:table-cell table:style-name="表格1.A1" office:value-type="string">
            <text:p text:style-name="P9"><text:span text:style-name="Strong_20_Emphasis"><text:span text:style-name="T5">教程</text:span></text:span><text:span text:style-name="Strong_20_Emphasis"><text:span text:style-name="T3">/</text:span></text:span><text:span text:style-name="Strong_20_Emphasis"><text:span text:style-name="T5">资源列表</text:span></text:span></text:p>
          </table:table-cell>
          <table:table-cell table:style-name="表格1.A1" office:value-type="string">
            <text:p text:style-name="P8"><text:span text:style-name="Source_20_Text"><text:span text:style-name="T3">DragomirAlin/awesome-openstack</text:span></text:span></text:p>
          </table:table-cell>
          <table:table-cell table:style-name="表格1.A1" office:value-type="string">
            <text:p text:style-name="P8"><text:span text:style-name="Source_20_Text"><text:span text:style-name="T3">https://github.com/DragomirAlin/awesome-openstack-cloud</text:span></text:span></text:p>
          </table:table-cell>
          <table:table-cell table:style-name="表格1.A1" office:value-type="string">
            <text:p text:style-name="P8"><text:span text:style-name="T5">社区维护的资源列表（可能非官方</text:span><text:span text:style-name="T3">/</text:span><text:span text:style-name="T5">非最新）。</text:span></text:p>
          </table:table-cell>
          <table:table-cell table:style-name="表格1.A1" office:value-type="string">
            <text:p text:style-name="P10">32</text:p>
          </table:table-cell>
        </table:table-row>
        <table:table-row>
          <table:table-cell table:style-name="表格1.A1" office:value-type="string">
            <text:p text:style-name="P9"><text:span text:style-name="Strong_20_Emphasis"><text:span text:style-name="T3">(</text:span></text:span><text:span text:style-name="Strong_20_Emphasis"><text:span text:style-name="T5">其他相关</text:span></text:span><text:span text:style-name="Strong_20_Emphasis"><text:span text:style-name="T3">)</text:span></text:span></text:p>
          </table:table-cell>
          <table:table-cell table:style-name="表格1.A1" office:value-type="string">
            <text:p text:style-name="P8"><text:span text:style-name="Source_20_Text"><text:span text:style-name="T3">puppet-openstack-integration</text:span></text:span></text:p>
          </table:table-cell>
          <table:table-cell table:style-name="表格1.A1" office:value-type="string">
            <text:p text:style-name="P8"><text:span text:style-name="Source_20_Text"><text:span text:style-name="T3">https://opendev.org/openstack/puppet-openstack-integration</text:span></text:span><text:span text:style-name="T3"> / </text:span><text:span text:style-name="Source_20_Text"><text:span text:style-name="T3">https://github.com/openstack/puppet-openstack-integration</text:span></text:span></text:p>
          </table:table-cell>
          <table:table-cell table:style-name="表格1.A1" office:value-type="string">
            <text:p text:style-name="P8"><text:span text:style-name="T3">Puppet OpenStack </text:span><text:span text:style-name="T5">模块的集成测试，包含 </text:span><text:span text:style-name="T3">AIO </text:span><text:span text:style-name="T5">设置脚本。</text:span></text:p>
          </table:table-cell>
          <table:table-cell table:style-name="表格1.A1" office:value-type="string">
            <text:p text:style-name="P10">56</text:p>
          </table:table-cell>
        </table:table-row>
        <table:table-row>
          <table:table-cell table:style-name="表格1.A1" office:value-type="string">
            <text:p text:style-name="P9"><text:span text:style-name="Strong_20_Emphasis"><text:span text:style-name="T3">(</text:span></text:span><text:span text:style-name="Strong_20_Emphasis"><text:span text:style-name="T5">其他相关</text:span></text:span><text:span text:style-name="Strong_20_Emphasis"><text:span text:style-name="T3">)</text:span></text:span></text:p>
          </table:table-cell>
          <table:table-cell table:style-name="表格1.A1" office:value-type="string">
            <text:p text:style-name="P8"><text:span text:style-name="Source_20_Text"><text:span text:style-name="T3">grenade</text:span></text:span></text:p>
          </table:table-cell>
          <table:table-cell table:style-name="表格1.A1" office:value-type="string">
            <text:p text:style-name="P8"><text:span text:style-name="Source_20_Text"><text:span text:style-name="T3">https://opendev.org/openstack/grenade</text:span></text:span></text:p>
          </table:table-cell>
          <table:table-cell table:style-name="表格1.A1" office:value-type="string">
            <text:p text:style-name="P8"><text:span text:style-name="T5">用于测试 </text:span><text:span text:style-name="T3">OpenStack </text:span><text:span text:style-name="T5">版本间升级的工具（</text:span><text:span text:style-name="T3">CI </text:span><text:span text:style-name="T5">中使用）。</text:span></text:p>
          </table:table-cell>
          <table:table-cell table:style-name="表格1.A1" office:value-type="string">
            <text:p text:style-name="P10">58</text:p>
          </table:table-cell>
        </table:table-row>
      </table:table>
      <text:p text:style-name="P13"><text:span text:style-name="T3">OpenStack </text:span><text:span text:style-name="T5">庞大的项目范围体现在其众多的官方代码仓库上（官方列表 </text:span><text:span text:style-name="T4">29</text:span><text:span text:style-name="T3"> </text:span><text:span text:style-name="T5">包含数十个项目，</text:span><text:span text:style-name="T3">GitHub </text:span><text:span text:style-name="T5">镜像组织下有数百个仓库 </text:span><text:span text:style-name="T4">55</text:span><text:span text:style-name="T5">）。这种高度模块化的结构允许不同团队专注于特定领域（如计算、网络、</text:span><text:soft-page-break/><text:span text:style-name="T5">存储）</text:span><text:span text:style-name="T4">3</text:span><text:span text:style-name="T5">，但也给初次接触 </text:span><text:span text:style-name="T3">OpenStack </text:span><text:span text:style-name="T5">的开发者或运维人员带来了挑战：如何快速找到特定功能对应的代码库或文档？例如，不熟悉 </text:span><text:span text:style-name="T3">OpenStack </text:span><text:span text:style-name="T5">的人可能不知道虚拟机管理的代码在 </text:span><text:span text:style-name="Source_20_Text"><text:span text:style-name="T3">nova</text:span></text:span><text:span text:style-name="T3"> </text:span><text:span text:style-name="T5">仓库，网络功能在 </text:span><text:span text:style-name="Source_20_Text"><text:span text:style-name="T3">neutron</text:span></text:span><text:span text:style-name="T3"> </text:span><text:span text:style-name="T5">仓库。这凸显了拥有清晰的项目概览、良好的文档导航以及像上表这样的精选资源列表的重要性，它们能帮助用户在庞大的代码库中定位所需信息。</text:span></text:p>
      <text:p text:style-name="P13"><text:span text:style-name="T5">值得注意的是，各种部署工具（如 </text:span><text:span text:style-name="T3">DevStack, Kolla-Ansible, OpenStack-Ansible, Puppet OpenStack, OpenStack-Helm, Juju Charms </text:span><text:span text:style-name="T5">等）本身也是作为独立的 </text:span><text:span text:style-name="T3">OpenStack </text:span><text:span text:style-name="T5">官方项目存在的 </text:span><text:span text:style-name="T4">29</text:span><text:span text:style-name="T5">，它们与核心服务项目（如 </text:span><text:span text:style-name="T3">Nova, Neutron</text:span><text:span text:style-name="T5">）是分开的。这种分离清晰地表明，</text:span><text:span text:style-name="Strong_20_Emphasis"><text:span text:style-name="T5">如何部署和管理 </text:span></text:span><text:span text:style-name="Strong_20_Emphasis"><text:span text:style-name="T3">OpenStack</text:span></text:span><text:span text:style-name="T3"> </text:span><text:span text:style-name="T5">本身被社区视为一个复杂且重要的问题域，需要专门的工具和持续的社区投入来解决 </text:span><text:span text:style-name="T4">18</text:span><text:span text:style-name="T5">。如果 </text:span><text:span text:style-name="T3">OpenStack </text:span><text:span text:style-name="T5">的部署过程非常简单，那么可能只需要在每个核心项目的文档中包含部署说明即可。然而，多个活跃维护的、功能各异的部署项目的存在，证明了社区认识到自动化和管理这个复杂系统的安装、配置和生命周期是一项巨大的挑战，其难度不亚于开发核心服务本身的功能。</text:span></text:p>
      <text:h text:style-name="P3" text:outline-level="2"><text:span text:style-name="T2">参与 </text:span><text:span text:style-name="T1">OpenStack </text:span><text:span text:style-name="T2">社区</text:span></text:h>
      <text:p text:style-name="P13"><text:span text:style-name="T3">OpenStack </text:span><text:span text:style-name="T5">是一个典型的社区驱动的开源项目 </text:span><text:span text:style-name="T4">4</text:span><text:span text:style-name="T5">。无论是寻求帮助、学习最新技术、贡献代码，还是想了解项目发展方向，积极参与社区都是不可或缺的一环。</text:span><text:span text:style-name="T3">OpenInfra </text:span><text:span text:style-name="T5">基金会 </text:span><text:span text:style-name="T3">(Open Infrastructure Foundation) </text:span><text:span text:style-name="T5">作为 </text:span><text:span text:style-name="T3">OpenStack </text:span><text:span text:style-name="T5">项目的管理和支持机构，在促进社区发展和协作方面扮演着核心角色 </text:span><text:span text:style-name="T4">6</text:span><text:span text:style-name="T5">。</text:span></text:p>
      <text:h text:style-name="P4" text:outline-level="3"><text:span text:style-name="T1">A. </text:span><text:span text:style-name="T2">社区的重要性</text:span></text:h>
      <text:p text:style-name="P13"><text:span text:style-name="T5">对于 </text:span><text:span text:style-name="T3">OpenStack </text:span><text:span text:style-name="T5">用户和开发者来说，社区不仅仅是获取软件的地方，更是知识分享、问题解决和技术创新的平台。由于 </text:span><text:span text:style-name="T3">OpenStack </text:span><text:span text:style-name="T5">的复杂性，遇到问题时，社区提供的文档、邮件列表、论坛和问答平台往往是获取解决方案的关键途径。同时，社区也是了解项目最新动态、参与功能开发和影响项目未来走向的主要渠道。</text:span></text:p>
      <text:h text:style-name="P4" text:outline-level="3"><text:span text:style-name="T1">B. </text:span><text:span text:style-name="T2">表格：活跃社区资源</text:span></text:h>
      <text:p text:style-name="P13"><text:span text:style-name="T5">以下表格汇总了当前活跃且重要的 </text:span><text:span text:style-name="T3">OpenStack </text:span><text:span text:style-name="T5">社区资源，为用户提供了查找信息、寻求帮助和参与贡献的入口。</text:span></text:p>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7"><text:span text:style-name="Strong_20_Emphasis"><text:span text:style-name="T5">资源类型</text:span></text:span></text:p>
          </table:table-cell>
          <table:table-cell table:style-name="表格2.A1" office:value-type="string">
            <text:p text:style-name="P7"><text:span text:style-name="Strong_20_Emphasis"><text:span text:style-name="T5">名称 </text:span></text:span><text:span text:style-name="Strong_20_Emphasis"><text:span text:style-name="T3">/ </text:span></text:span><text:span text:style-name="Strong_20_Emphasis"><text:span text:style-name="T5">标识符</text:span></text:span></text:p>
          </table:table-cell>
          <table:table-cell table:style-name="表格2.A1" office:value-type="string">
            <text:p text:style-name="P7"><text:span text:style-name="Strong_20_Emphasis"><text:span text:style-name="T3">URL</text:span></text:span></text:p>
          </table:table-cell>
          <table:table-cell table:style-name="表格2.A1" office:value-type="string">
            <text:p text:style-name="P7"><text:span text:style-name="Strong_20_Emphasis"><text:span text:style-name="T5">描述与相关性</text:span></text:span></text:p>
          </table:table-cell>
          <table:table-cell table:style-name="表格2.A1" office:value-type="string">
            <text:p text:style-name="P7"><text:span text:style-name="Strong_20_Emphasis"><text:span text:style-name="T5">相关资料</text:span></text:span></text:p>
          </table:table-cell>
        </table:table-row>
        <table:table-row>
          <table:table-cell table:style-name="表格2.A1" office:value-type="string">
            <text:p text:style-name="P9"><text:span text:style-name="Strong_20_Emphasis"><text:span text:style-name="T5">官方基金会</text:span></text:span></text:p>
          </table:table-cell>
          <table:table-cell table:style-name="表格2.A1" office:value-type="string">
            <text:p text:style-name="P11">OpenInfra Foundation</text:p>
          </table:table-cell>
          <table:table-cell table:style-name="表格2.A1" office:value-type="string">
            <text:p text:style-name="P8"><text:span text:style-name="Source_20_Text"><text:span text:style-name="T3">https://openinfra.org/</text:span></text:span></text:p>
          </table:table-cell>
          <table:table-cell table:style-name="表格2.A1" office:value-type="string">
            <text:p text:style-name="P8"><text:span text:style-name="T5">支持 </text:span><text:span text:style-name="T3">OpenStack </text:span><text:span text:style-name="T5">及相关项目的母基金会。提供新闻、活动、会员信息。</text:span></text:p>
          </table:table-cell>
          <table:table-cell table:style-name="表格2.A1" office:value-type="string">
            <text:p text:style-name="P10">64</text:p>
          </table:table-cell>
        </table:table-row>
        <table:table-row>
          <table:table-cell table:style-name="表格2.A1" office:value-type="string">
            <text:p text:style-name="P9"><text:span text:style-name="Strong_20_Emphasis"><text:span text:style-name="T5">官方项</text:span></text:span><text:soft-page-break/><text:span text:style-name="Strong_20_Emphasis"><text:span text:style-name="T5">目网站</text:span></text:span></text:p>
          </table:table-cell>
          <table:table-cell table:style-name="表格2.A1" office:value-type="string">
            <text:p text:style-name="P11">OpenStack</text:p>
          </table:table-cell>
          <table:table-cell table:style-name="表格2.A1" office:value-type="string">
            <text:p text:style-name="P8"><text:span text:style-name="Source_20_Text"><text:span text:style-name="T3">https://www.openstack.org/</text:span></text:span></text:p>
          </table:table-cell>
          <table:table-cell table:style-name="表格2.A1" office:value-type="string">
            <text:p text:style-name="P12">主要项目网<text:soft-page-break/>站。提供高层概览、新闻、案例研究、市场、组件链接。</text:p>
          </table:table-cell>
          <table:table-cell table:style-name="表格2.A1" office:value-type="string">
            <text:p text:style-name="P10">4<text:soft-page-break/></text:p>
          </table:table-cell>
        </table:table-row>
        <table:table-row>
          <table:table-cell table:style-name="表格2.A1" office:value-type="string">
            <text:p text:style-name="P9"><text:span text:style-name="Strong_20_Emphasis"><text:span text:style-name="T5">官方文档</text:span></text:span></text:p>
          </table:table-cell>
          <table:table-cell table:style-name="表格2.A1" office:value-type="string">
            <text:p text:style-name="P11">OpenStack Documentation</text:p>
          </table:table-cell>
          <table:table-cell table:style-name="表格2.A1" office:value-type="string">
            <text:p text:style-name="P8"><text:span text:style-name="Source_20_Text"><text:span text:style-name="T3">https://docs.openstack.org/</text:span></text:span></text:p>
          </table:table-cell>
          <table:table-cell table:style-name="表格2.A1" office:value-type="string">
            <text:p text:style-name="P9"><text:span text:style-name="Strong_20_Emphasis"><text:span text:style-name="T5">首要信息来源。</text:span></text:span><text:span text:style-name="T5"> 包含安装、管理、用户指南，</text:span><text:span text:style-name="T3">API </text:span><text:span text:style-name="T5">参考，贡献者指南。对所有用户至关重要。</text:span></text:p>
          </table:table-cell>
          <table:table-cell table:style-name="表格2.A1" office:value-type="string">
            <text:p text:style-name="P10">8</text:p>
          </table:table-cell>
        </table:table-row>
        <table:table-row>
          <table:table-cell table:style-name="表格2.A1" office:value-type="string">
            <text:p text:style-name="P9"><text:span text:style-name="Strong_20_Emphasis"><text:span text:style-name="T5">开发者门户</text:span></text:span></text:p>
          </table:table-cell>
          <table:table-cell table:style-name="表格2.A1" office:value-type="string">
            <text:p text:style-name="P11">OpenStack Developer Resources</text:p>
          </table:table-cell>
          <table:table-cell table:style-name="表格2.A1" office:value-type="string">
            <text:p text:style-name="P8"><text:span text:style-name="Source_20_Text"><text:span text:style-name="T3">https://developer.openstack.org/</text:span></text:span></text:p>
          </table:table-cell>
          <table:table-cell table:style-name="表格2.A1" office:value-type="string">
            <text:p text:style-name="P8"><text:span text:style-name="T5">面向在 </text:span><text:span text:style-name="T3">OpenStack </text:span><text:span text:style-name="T5">上开发应用的开发者。链接 </text:span><text:span text:style-name="T3">SDK</text:span><text:span text:style-name="T5">、</text:span><text:span text:style-name="T3">API</text:span><text:span text:style-name="T5">、参考架构。</text:span></text:p>
          </table:table-cell>
          <table:table-cell table:style-name="表格2.A1" office:value-type="string">
            <text:p text:style-name="P10">57</text:p>
          </table:table-cell>
        </table:table-row>
        <table:table-row>
          <table:table-cell table:style-name="表格2.A1" office:value-type="string">
            <text:p text:style-name="P9"><text:span text:style-name="Strong_20_Emphasis"><text:span text:style-name="T5">代码托管与审查</text:span></text:span></text:p>
          </table:table-cell>
          <table:table-cell table:style-name="表格2.A1" office:value-type="string">
            <text:p text:style-name="P11">OpenDev</text:p>
          </table:table-cell>
          <table:table-cell table:style-name="表格2.A1" office:value-type="string">
            <text:p text:style-name="P8"><text:span text:style-name="Source_20_Text"><text:span text:style-name="T3">https://opendev.org/</text:span></text:span></text:p>
          </table:table-cell>
          <table:table-cell table:style-name="表格2.A1" office:value-type="string">
            <text:p text:style-name="P8"><text:span text:style-name="T5">托管 </text:span><text:span text:style-name="T3">OpenStack </text:span><text:span text:style-name="T5">及相关项目的 </text:span><text:span text:style-name="T3">Git </text:span><text:span text:style-name="T5">仓库和 </text:span><text:span text:style-name="T3">Gerrit </text:span><text:span text:style-name="T5">代码审查系统。</text:span></text:p>
          </table:table-cell>
          <table:table-cell table:style-name="表格2.A1" office:value-type="string">
            <text:p text:style-name="P10">44</text:p>
          </table:table-cell>
        </table:table-row>
        <table:table-row>
          <table:table-cell table:style-name="表格2.A1" office:value-type="string">
            <text:p text:style-name="P9"><text:span text:style-name="Strong_20_Emphasis"><text:span text:style-name="T5">邮件列表 </text:span></text:span><text:span text:style-name="Strong_20_Emphasis"><text:span text:style-name="T3">(</text:span></text:span><text:span text:style-name="Strong_20_Emphasis"><text:span text:style-name="T5">主要</text:span></text:span><text:span text:style-name="Strong_20_Emphasis"><text:span text:style-name="T3">)</text:span></text:span></text:p>
          </table:table-cell>
          <table:table-cell table:style-name="表格2.A1" office:value-type="string">
            <text:p text:style-name="P8"><text:span text:style-name="Source_20_Text"><text:span text:style-name="T3">openstack-discuss</text:span></text:span></text:p>
          </table:table-cell>
          <table:table-cell table:style-name="表格2.A1" office:value-type="string">
            <text:p text:style-name="P8"><text:span text:style-name="Source_20_Text"><text:span text:style-name="T3">https://lists.openstack.org/archives/list/openstack-discuss@lists.openstack.org/</text:span></text:span><text:span text:style-name="T3"> (</text:span><text:span text:style-name="T5">存档</text:span><text:span text:style-name="T3">) &lt;br&gt; </text:span><text:span text:style-name="Source_20_Text"><text:span text:style-name="T3">https://lists.openstack.org/cgi-bin/mailman/listinfo/openstack-discuss</text:span></text:span><text:span text:style-name="T3"> (</text:span><text:span text:style-name="T5">订阅</text:span><text:span text:style-name="T3">)</text:span></text:p>
          </table:table-cell>
          <table:table-cell table:style-name="表格2.A1" office:value-type="string">
            <text:p text:style-name="P12">用于一般性讨论、使用、运维、开发问题的主要列表。流量大但必不可少。建议使用主题标签。</text:p>
          </table:table-cell>
          <table:table-cell table:style-name="表格2.A1" office:value-type="string">
            <text:p text:style-name="P10">11</text:p>
          </table:table-cell>
        </table:table-row>
        <table:table-row>
          <table:table-cell table:style-name="表格2.A1" office:value-type="string">
            <text:p text:style-name="P9"><text:span text:style-name="Strong_20_Emphasis"><text:span text:style-name="T5">邮件列表 </text:span></text:span><text:span text:style-name="Strong_20_Emphasis"><text:span text:style-name="T3">(</text:span></text:span><text:span text:style-name="Strong_20_Emphasis"><text:span text:style-name="T5">公告</text:span></text:span><text:span text:style-name="Strong_20_Emphasis"><text:span text:style-name="T3">)</text:span></text:span></text:p>
          </table:table-cell>
          <table:table-cell table:style-name="表格2.A1" office:value-type="string">
            <text:p text:style-name="P8"><text:span text:style-name="Source_20_Text"><text:span text:style-name="T3">openstack-announce</text:span></text:span></text:p>
          </table:table-cell>
          <table:table-cell table:style-name="表格2.A1" office:value-type="string">
            <text:p text:style-name="P8"><text:span text:style-name="Source_20_Text"><text:span text:style-name="T3">https://lists.openstack.org/archives/list/openstack-announce@lists.openstack.org/</text:span></text:span><text:span text:style-name="T3"> (</text:span><text:span text:style-name="T5">存档</text:span><text:span text:style-name="T3">) &lt;br&gt; </text:span><text:span text:style-name="Source_20_Text"><text:span text:style-name="T3">https://lists.openstack.org/mailman3/lists/openstack-announce.lists.openstack.org/</text:span></text:span><text:span text:style-name="T3"> </text:span><text:soft-page-break/><text:span text:style-name="T3">(</text:span><text:span text:style-name="T5">订阅</text:span><text:span text:style-name="T3">)</text:span></text:p>
          </table:table-cell>
          <table:table-cell table:style-name="表格2.A1" office:value-type="string">
            <text:p text:style-name="P12">低流量，只读。官方公告、安全通告、版本发布信息。</text:p>
          </table:table-cell>
          <table:table-cell table:style-name="表格2.A1" office:value-type="string">
            <text:p text:style-name="P10">90</text:p>
          </table:table-cell>
        </table:table-row>
        <table:table-row>
          <table:table-cell table:style-name="表格2.A1" office:value-type="string">
            <text:p text:style-name="P9"><text:span text:style-name="Strong_20_Emphasis"><text:span text:style-name="T5">问答 </text:span></text:span><text:span text:style-name="Strong_20_Emphasis"><text:span text:style-name="T3">(</text:span></text:span><text:span text:style-name="Strong_20_Emphasis"><text:span text:style-name="T5">编程相关</text:span></text:span><text:span text:style-name="Strong_20_Emphasis"><text:span text:style-name="T3">)</text:span></text:span></text:p>
          </table:table-cell>
          <table:table-cell table:style-name="表格2.A1" office:value-type="string">
            <text:p text:style-name="P8"><text:span text:style-name="T3">Stack Overflow (</text:span><text:span text:style-name="Source_20_Text"><text:span text:style-name="T3">openstack</text:span></text:span><text:span text:style-name="T3"> </text:span><text:span text:style-name="T5">标签</text:span><text:span text:style-name="T3">)</text:span></text:p>
          </table:table-cell>
          <table:table-cell table:style-name="表格2.A1" office:value-type="string">
            <text:p text:style-name="P8"><text:span text:style-name="Source_20_Text"><text:span text:style-name="T3">https://stackoverflow.com/questions/tagged/openstack</text:span></text:span></text:p>
          </table:table-cell>
          <table:table-cell table:style-name="表格2.A1" office:value-type="string">
            <text:p text:style-name="P9"><text:span text:style-name="T5">用于</text:span><text:span text:style-name="Strong_20_Emphasis"><text:span text:style-name="T5">编程相关</text:span></text:span><text:span text:style-name="T5">问题（使用 </text:span><text:span text:style-name="T3">SDK</text:span><text:span text:style-name="T5">、</text:span><text:span text:style-name="T3">API</text:span><text:span text:style-name="T5">）。检查相关标签（</text:span><text:span text:style-name="T3">nova, neutron </text:span><text:span text:style-name="T5">等）。运维问题使用 </text:span><text:span text:style-name="T3">Server Fault</text:span><text:span text:style-name="T5">。</text:span></text:p>
          </table:table-cell>
          <table:table-cell table:style-name="表格2.A1" office:value-type="string">
            <text:p text:style-name="P10">11</text:p>
          </table:table-cell>
        </table:table-row>
        <table:table-row>
          <table:table-cell table:style-name="表格2.A1" office:value-type="string">
            <text:p text:style-name="P9"><text:span text:style-name="Strong_20_Emphasis"><text:span text:style-name="T5">问答 </text:span></text:span><text:span text:style-name="Strong_20_Emphasis"><text:span text:style-name="T3">(</text:span></text:span><text:span text:style-name="Strong_20_Emphasis"><text:span text:style-name="T5">运维相关</text:span></text:span><text:span text:style-name="Strong_20_Emphasis"><text:span text:style-name="T3">)</text:span></text:span></text:p>
          </table:table-cell>
          <table:table-cell table:style-name="表格2.A1" office:value-type="string">
            <text:p text:style-name="P8"><text:span text:style-name="T3">Server Fault (</text:span><text:span text:style-name="Source_20_Text"><text:span text:style-name="T3">openstack</text:span></text:span><text:span text:style-name="T3"> </text:span><text:span text:style-name="T5">标签</text:span><text:span text:style-name="T3">)</text:span></text:p>
          </table:table-cell>
          <table:table-cell table:style-name="表格2.A1" office:value-type="string">
            <text:p text:style-name="P8"><text:span text:style-name="Source_20_Text"><text:span text:style-name="T3">https://serverfault.com/questions/tagged/openstack</text:span></text:span></text:p>
          </table:table-cell>
          <table:table-cell table:style-name="表格2.A1" office:value-type="string">
            <text:p text:style-name="P8"><text:span text:style-name="T5">用于运维、安装、配置问题（根据 </text:span><text:span text:style-name="T3">Ask OpenStack </text:span><text:span text:style-name="T5">关闭通知推荐）。</text:span></text:p>
          </table:table-cell>
          <table:table-cell table:style-name="表格2.A1" office:value-type="string">
            <text:p text:style-name="P10">11</text:p>
          </table:table-cell>
        </table:table-row>
        <table:table-row>
          <table:table-cell table:style-name="表格2.A1" office:value-type="string">
            <text:p text:style-name="P9"><text:span text:style-name="Strong_20_Emphasis"><text:span text:style-name="T5">社区论坛 </text:span></text:span><text:span text:style-name="Strong_20_Emphasis"><text:span text:style-name="T3">(</text:span></text:span><text:span text:style-name="Strong_20_Emphasis"><text:span text:style-name="T5">非正式</text:span></text:span><text:span text:style-name="Strong_20_Emphasis"><text:span text:style-name="T3">)</text:span></text:span></text:p>
          </table:table-cell>
          <table:table-cell table:style-name="表格2.A1" office:value-type="string">
            <text:p text:style-name="P8"><text:span text:style-name="T3">Reddit (</text:span><text:span text:style-name="Source_20_Text"><text:span text:style-name="T3">r/openstack</text:span></text:span><text:span text:style-name="T3">)</text:span></text:p>
          </table:table-cell>
          <table:table-cell table:style-name="表格2.A1" office:value-type="string">
            <text:p text:style-name="P8"><text:span text:style-name="Source_20_Text"><text:span text:style-name="T3">https://www.reddit.com/r/openstack/</text:span></text:span></text:p>
          </table:table-cell>
          <table:table-cell table:style-name="表格2.A1" office:value-type="string">
            <text:p text:style-name="P12">非正式讨论、新闻分享、故障排除帮助。社区活跃。</text:p>
          </table:table-cell>
          <table:table-cell table:style-name="表格2.A1" office:value-type="string">
            <text:p text:style-name="P10">14</text:p>
          </table:table-cell>
        </table:table-row>
        <table:table-row>
          <table:table-cell table:style-name="表格2.A1" office:value-type="string">
            <text:p text:style-name="P9"><text:span text:style-name="Strong_20_Emphasis"><text:span text:style-name="T5">实时聊天</text:span></text:span></text:p>
          </table:table-cell>
          <table:table-cell table:style-name="表格2.A1" office:value-type="string">
            <text:p text:style-name="P8"><text:span text:style-name="T3">IRC (</text:span><text:span text:style-name="Source_20_Text"><text:span text:style-name="T3">#openstack-kolla</text:span></text:span><text:span text:style-name="T3">, </text:span><text:span text:style-name="Source_20_Text"><text:span text:style-name="T3">#opendev</text:span></text:span><text:span text:style-name="T3"> </text:span><text:span text:style-name="T5">等</text:span><text:span text:style-name="T3">)</text:span></text:p>
          </table:table-cell>
          <table:table-cell table:style-name="表格2.A1" office:value-type="string">
            <text:p text:style-name="P8"><text:span text:style-name="T3">OFTC </text:span><text:span text:style-name="T5">网络</text:span></text:p>
          </table:table-cell>
          <table:table-cell table:style-name="表格2.A1" office:value-type="string">
            <text:p text:style-name="P8"><text:span text:style-name="T5">特定项目（如 </text:span><text:span text:style-name="T3">Kolla</text:span><text:span text:style-name="T5">）或 </text:span><text:span text:style-name="T3">OpenDev </text:span><text:span text:style-name="T5">基础设施的实时聊天。适合快速提问或贡献协调。（具体频道需查阅项目文档）</text:span></text:p>
          </table:table-cell>
          <table:table-cell table:style-name="表格2.A1" office:value-type="string">
            <text:p text:style-name="P10">32</text:p>
          </table:table-cell>
        </table:table-row>
        <table:table-row>
          <table:table-cell table:style-name="表格2.A1" office:value-type="string">
            <text:p text:style-name="P9"><text:span text:style-name="Strong_20_Emphasis"><text:span text:style-name="T3">Bug/</text:span></text:span><text:span text:style-name="Strong_20_Emphasis"><text:span text:style-name="T5">问题跟踪</text:span></text:span></text:p>
          </table:table-cell>
          <table:table-cell table:style-name="表格2.A1" office:value-type="string">
            <text:p text:style-name="P11">Storyboard / Launchpad</text:p>
          </table:table-cell>
          <table:table-cell table:style-name="表格2.A1" office:value-type="string">
            <text:p text:style-name="P8"><text:span text:style-name="Source_20_Text"><text:span text:style-name="T3">https://storyboard.openstack.org/</text:span></text:span><text:span text:style-name="T3"> / </text:span><text:span text:style-name="Source_20_Text"><text:span text:style-name="T3">https://bugs.launchpad.net/openstack</text:span></text:span></text:p>
          </table:table-cell>
          <table:table-cell table:style-name="表格2.A1" office:value-type="string">
            <text:p text:style-name="P8"><text:span text:style-name="T5">报告 </text:span><text:span text:style-name="T3">Bug </text:span><text:span text:style-name="T5">和跟踪功能开发 </text:span><text:span text:style-name="T3">(Blueprints) </text:span><text:span text:style-name="T5">的官方平台。</text:span><text:span text:style-name="T3">Storyboard </text:span><text:span text:style-name="T5">较新，部分项目可能仍</text:span><text:soft-page-break/><text:span text:style-name="T5">使用 </text:span><text:span text:style-name="T3">Launchpad</text:span><text:span text:style-name="T5">。需查阅项目具体信息。</text:span></text:p>
          </table:table-cell>
          <table:table-cell table:style-name="表格2.A1" office:value-type="string">
            <text:p text:style-name="P10">32</text:p>
          </table:table-cell>
        </table:table-row>
        <table:table-row>
          <table:table-cell table:style-name="表格2.A1" office:value-type="string">
            <text:p text:style-name="P9"><text:span text:style-name="Strong_20_Emphasis"><text:span text:style-name="T5">培训资源</text:span></text:span></text:p>
          </table:table-cell>
          <table:table-cell table:style-name="表格2.A1" office:value-type="string">
            <text:p text:style-name="P8"><text:span text:style-name="T3">OpenInfra </text:span><text:span text:style-name="T5">基金会 </text:span><text:span text:style-name="T3">/ </text:span><text:span text:style-name="T5">合作伙伴</text:span></text:p>
          </table:table-cell>
          <table:table-cell table:style-name="表格2.A1" office:value-type="string">
            <text:p text:style-name="P8"><text:span text:style-name="T5">多样 </text:span><text:span text:style-name="T3">(</text:span><text:span text:style-name="T5">例如 </text:span><text:span text:style-name="Source_20_Text"><text:span text:style-name="T3">https://openinfra.org/</text:span></text:span><text:span text:style-name="T3">, </text:span><text:span text:style-name="Source_20_Text"><text:span text:style-name="T3">https://www.openstack.org/marketplace/training/</text:span></text:span><text:span text:style-name="T3">, Udemy, edX, Coursera)</text:span></text:p>
          </table:table-cell>
          <table:table-cell table:style-name="表格2.A1" office:value-type="string">
            <text:p text:style-name="P8"><text:span text:style-name="T5">官方及第三方提供的培训课程（免费和付费）、认证（如 </text:span><text:span text:style-name="T3">COA</text:span><text:span text:style-name="T5">）。</text:span></text:p>
          </table:table-cell>
          <table:table-cell table:style-name="表格2.A1" office:value-type="string">
            <text:p text:style-name="P10">8</text:p>
          </table:table-cell>
        </table:table-row>
        <table:table-row>
          <table:table-cell table:style-name="表格2.A1" office:value-type="string">
            <text:p text:style-name="P9"><text:span text:style-name="Strong_20_Emphasis"><text:span text:style-name="T5">社区活动 </text:span></text:span><text:span text:style-name="Strong_20_Emphasis"><text:span text:style-name="T3">/ </text:span></text:span><text:span text:style-name="Strong_20_Emphasis"><text:span text:style-name="T5">论坛</text:span></text:span></text:p>
          </table:table-cell>
          <table:table-cell table:style-name="表格2.A1" office:value-type="string">
            <text:p text:style-name="P11">OpenInfra Summit / Forum / Days</text:p>
          </table:table-cell>
          <table:table-cell table:style-name="表格2.A1" office:value-type="string">
            <text:p text:style-name="P8"><text:span text:style-name="T5">多样 </text:span><text:span text:style-name="T3">(</text:span><text:span text:style-name="T5">例如 </text:span><text:span text:style-name="Source_20_Text"><text:span text:style-name="T3">https://openinfra.dev/summit/</text:span></text:span><text:span text:style-name="T3">, </text:span><text:span text:style-name="Source_20_Text"><text:span text:style-name="T3">https://wiki.openstack.org/wiki/Forum</text:span></text:span><text:span text:style-name="T3">)</text:span></text:p>
          </table:table-cell>
          <table:table-cell table:style-name="表格2.A1" office:value-type="string">
            <text:p text:style-name="P8"><text:span text:style-name="T5">官方峰会、区域性的 </text:span><text:span text:style-name="T3">"Days" </text:span><text:span text:style-name="T5">活动、峰会期间供开发者</text:span><text:span text:style-name="T3">/</text:span><text:span text:style-name="T5">运维人员协作的 </text:span><text:span text:style-name="T3">Forum</text:span><text:span text:style-name="T5">。用户组定期聚会。</text:span></text:p>
          </table:table-cell>
          <table:table-cell table:style-name="表格2.A1" office:value-type="string">
            <text:p text:style-name="P10">91</text:p>
          </table:table-cell>
        </table:table-row>
        <table:table-row>
          <table:table-cell table:style-name="表格2.A1" office:value-type="string">
            <text:p text:style-name="P9"><text:span text:style-name="Strong_20_Emphasis"><text:span text:style-name="T5">已归档问答</text:span></text:span></text:p>
          </table:table-cell>
          <table:table-cell table:style-name="表格2.A1" office:value-type="string">
            <text:p text:style-name="P11">Ask OpenStack</text:p>
          </table:table-cell>
          <table:table-cell table:style-name="表格2.A1" office:value-type="string">
            <text:p text:style-name="P8"><text:span text:style-name="Source_20_Text"><text:span text:style-name="T3">ask.openstack.org</text:span></text:span><text:span text:style-name="T3"> (</text:span><text:span text:style-name="T5">已关闭</text:span><text:span text:style-name="T3">)</text:span></text:p>
          </table:table-cell>
          <table:table-cell table:style-name="表格2.A1" office:value-type="string">
            <text:p text:style-name="P8"><text:span text:style-name="T5">曾是主要的问答网站，现已关闭。用户被引导至邮件列表、</text:span><text:span text:style-name="T3">Stack Overflow/Server Fault</text:span><text:span text:style-name="T5">。</text:span></text:p>
          </table:table-cell>
          <table:table-cell table:style-name="表格2.A1" office:value-type="string">
            <text:p text:style-name="P10">11</text:p>
          </table:table-cell>
        </table:table-row>
      </table:table>
      <text:p text:style-name="P13"><text:span text:style-name="T3">OpenStack </text:span><text:span text:style-name="T5">社区资源的丰富多样性（涵盖官方文档、邮件列表、专业问答网站、非正式论坛、实时聊天、</text:span><text:span text:style-name="T3">Bug </text:span><text:span text:style-name="T5">跟踪系统、培训课程和线下活动等）反映了一个规模庞大、充满活力但同时可能显得有些分散的生态系统。对于新用户而言，一个关键的挑战在于了解在遇到不同类型的问题时，应该去哪个渠道寻求帮助才能最有效地获得回应。例如，将一个复杂的部署问题发布到面向编程的 </text:span><text:span text:style-name="T3">Stack Overflow </text:span><text:span text:style-name="T5">可能会被忽略或关闭 </text:span><text:span text:style-name="T4">67</text:span><text:span text:style-name="T5">，而在 </text:span><text:span text:style-name="T3">Reddit </text:span><text:span text:style-name="T5">上报告一个需要详细技术分析的 </text:span><text:span text:style-name="T3">Bug </text:span><text:span text:style-name="T5">则可能无法得到深入的跟进 </text:span><text:span text:style-name="T4">49</text:span><text:span text:style-name="T5">。相反，一般性的讨论和使用问题适合 </text:span><text:span text:style-name="Source_20_Text"><text:span text:style-name="T3">openstack-discuss</text:span></text:span><text:span text:style-name="T3"> </text:span><text:span text:style-name="T5">邮件列表 </text:span><text:span text:style-name="T4">68</text:span><text:span text:style-name="T5">，操作和配置问题更适合 </text:span><text:span text:style-name="T3">Server Fault </text:span><text:span text:style-name="T4">11</text:span><text:span text:style-name="T5">，而具体的代码缺陷则应通过 </text:span><text:span text:style-name="T3">Storyboard </text:span><text:span text:style-name="T5">或 </text:span><text:span text:style-name="T3">Launchpad </text:span><text:span text:style-name="T5">报告给对应的项目团队 </text:span><text:span text:style-name="T4">59</text:span><text:span text:style-name="T5">。因此，清晰地了解不同社区渠道的定位和用途，并将问题提交到最合适的平台，是提高问题解决效率的关键。</text:span></text:p>
      <text:p text:style-name="P13"><text:span text:style-name="T5">除了免费的社区资源外，</text:span><text:span text:style-name="T3">OpenStack </text:span><text:span text:style-name="T5">生态系统还提供了大量的官方及第三方培训课程和专业认证，例如广受认可的认证 </text:span><text:span text:style-name="T3">OpenStack </text:span><text:span text:style-name="T5">管理员 </text:span><text:span text:style-name="T3">(Certified OpenStack Administrator, COA) </text:span><text:span text:style-name="T5">考试 </text:span><text:span text:style-name="T4">65</text:span><text:span text:style-name="T5">。免</text:span><text:soft-page-break/><text:span text:style-name="T5">费资源（如官方文档、邮件列表）对于学习和解决日常问题至关重要，但付费课程（如 </text:span><text:span text:style-name="T3">Udemy </text:span><text:span text:style-name="T4">71</text:span><text:span text:style-name="T5">）、免费的大规模开放在线课程 </text:span><text:span text:style-name="T3">(MOOC, </text:span><text:span text:style-name="T5">如 </text:span><text:span text:style-name="T3">edX </text:span><text:span text:style-name="T4">72</text:span><text:span text:style-name="T3">) </text:span><text:span text:style-name="T5">以及来自 </text:span><text:span text:style-name="T3">Mirantis</text:span><text:span text:style-name="T5">、</text:span><text:span text:style-name="T3">Red Hat </text:span><text:span text:style-name="T5">等供应商的专业培训 </text:span><text:span text:style-name="T4">65</text:span><text:span text:style-name="T3"> </text:span><text:span text:style-name="T5">则提供了更系统化、结构化的学习路径。</text:span><text:span text:style-name="T3">COA </text:span><text:span text:style-name="T5">等认证的存在，不仅证明了 </text:span><text:span text:style-name="T3">OpenStack </text:span><text:span text:style-name="T5">技能在就业市场上的价值（对有经验的 </text:span><text:span text:style-name="T3">OpenStack </text:span><text:span text:style-name="T5">专业人员存在显著需求 </text:span><text:span text:style-name="T4">72</text:span><text:span text:style-name="T5">），也为从业者提供了一条超越自学的、用于正式验证其专业能力的途径。</text:span><text:span text:style-name="T3">OpenInfra </text:span><text:span text:style-name="T5">基金会及其合作伙伴对这些培训和认证项目的投入，也反映了社区为弥合 </text:span><text:span text:style-name="T3">OpenStack </text:span><text:span text:style-name="T5">技能差距所做的努力 </text:span><text:span text:style-name="T4">71</text:span><text:span text:style-name="T5">。</text:span></text:p>
      <text:h text:style-name="P2" text:outline-level="2">结论</text:h>
      <text:h text:style-name="P4" text:outline-level="3"><text:span text:style-name="T1">A. </text:span><text:span text:style-name="T2">关键学习点回顾</text:span></text:h>
      <text:p text:style-name="P13"><text:span text:style-name="T5">本报告深入探讨了 </text:span><text:span text:style-name="T3">OpenStack </text:span><text:span text:style-name="T5">的实践层面，旨在为希望部署和操作该开源云平台的用户提供清晰的指引。核心要点包括：</text:span></text:p>
      <text:list xml:id="list1339176421" text:style-name="L6">
        <text:list-item>
          <text:p text:style-name="P20"><text:span text:style-name="Strong_20_Emphasis"><text:span text:style-name="T3">OpenStack </text:span></text:span><text:span text:style-name="Strong_20_Emphasis"><text:span text:style-name="T5">的本质</text:span></text:span><text:span text:style-name="Strong_20_Emphasis"><text:span text:style-name="T3">:</text:span></text:span><text:span text:style-name="T3"> </text:span><text:span text:style-name="T5">它是一个由多个分布式服务组成的复杂软件</text:span><text:span text:style-name="Strong_20_Emphasis"><text:span text:style-name="T5">集合</text:span></text:span><text:span text:style-name="T5">，需要通过专门的工具或手动方式进行</text:span><text:span text:style-name="Strong_20_Emphasis"><text:span text:style-name="T5">安装和部署</text:span></text:span><text:span text:style-name="T5">，而非一个简单的应用程序或可直接导入的库。 </text:span></text:p>
        </text:list-item>
        <text:list-item>
          <text:p text:style-name="P20"><text:span text:style-name="Strong_20_Emphasis"><text:span text:style-name="T5">软件框架结构</text:span></text:span><text:span text:style-name="Strong_20_Emphasis"><text:span text:style-name="T3">:</text:span></text:span><text:span text:style-name="T3"> OpenStack </text:span><text:span text:style-name="T5">采用</text:span><text:span text:style-name="Strong_20_Emphasis"><text:span text:style-name="T5">分布式、面向服务</text:span></text:span><text:span text:style-name="T5">的架构，各核心组件（如 </text:span><text:span text:style-name="T3">Nova, Neutron, Cinder, Keystone, Glance, Swift </text:span><text:span text:style-name="T5">等）通过 </text:span><text:span text:style-name="Strong_20_Emphasis"><text:span text:style-name="T3">API </text:span></text:span><text:span text:style-name="Strong_20_Emphasis"><text:span text:style-name="T5">和消息队列</text:span></text:span><text:span text:style-name="T5">进行通信，通常部署在具有</text:span><text:span text:style-name="Strong_20_Emphasis"><text:span text:style-name="T5">控制、计算、网络、存储</text:span></text:span><text:span text:style-name="T5">等不同角色的节点上。</text:span><text:span text:style-name="T3">Keystone </text:span><text:span text:style-name="T5">在身份验证和服务发现中扮演核心角色。 </text:span></text:p>
        </text:list-item>
        <text:list-item>
          <text:p text:style-name="P20"><text:span text:style-name="Strong_20_Emphasis"><text:span text:style-name="T5">环境搭建实践</text:span></text:span><text:span text:style-name="Strong_20_Emphasis"><text:span text:style-name="T3">:</text:span></text:span><text:span text:style-name="T3"> </text:span><text:span text:style-name="Strong_20_Emphasis"><text:span text:style-name="T3">DevStack</text:span></text:span><text:span text:style-name="T3"> </text:span><text:span text:style-name="T5">提供了一种在单机上快速搭建 </text:span><text:span text:style-name="T3">OpenStack </text:span><text:span text:style-name="Strong_20_Emphasis"><text:span text:style-name="T5">开发</text:span></text:span><text:span text:style-name="Strong_20_Emphasis"><text:span text:style-name="T3">/</text:span></text:span><text:span text:style-name="Strong_20_Emphasis"><text:span text:style-name="T5">测试</text:span></text:span><text:span text:style-name="T5">环境的方法，涉及用户创建、代码克隆、</text:span><text:span text:style-name="Source_20_Text"><text:span text:style-name="T3">local.conf</text:span></text:span><text:span text:style-name="T3"> </text:span><text:span text:style-name="T5">配置和运行 </text:span><text:span text:style-name="Source_20_Text"><text:span text:style-name="T3">stack.sh</text:span></text:span><text:span text:style-name="T3"> </text:span><text:span text:style-name="T5">脚本等步骤。但</text:span><text:span text:style-name="Strong_20_Emphasis"><text:span text:style-name="T5">生产环境</text:span></text:span><text:span text:style-name="T5">需要使用更健壮的工具，如 </text:span><text:span text:style-name="Strong_20_Emphasis"><text:span text:style-name="T3">Kolla-Ansible</text:span></text:span><text:span text:style-name="T5">（基于 </text:span><text:span text:style-name="T3">Docker </text:span><text:span text:style-name="T5">容器）或 </text:span><text:span text:style-name="T3">OpenStack-Ansible</text:span><text:span text:style-name="T5">（基于裸金属</text:span><text:span text:style-name="T3">/LXC</text:span><text:span text:style-name="T5">）。部署工具的选择涉及易用性、可管理性和控制力之间的权衡。 </text:span></text:p>
        </text:list-item>
        <text:list-item>
          <text:p text:style-name="P20"><text:span text:style-name="Strong_20_Emphasis"><text:span text:style-name="T5">代码与社区资源</text:span></text:span><text:span text:style-name="Strong_20_Emphasis"><text:span text:style-name="T3">:</text:span></text:span><text:span text:style-name="T3"> OpenStack </text:span><text:span text:style-name="T5">的主要开发在 </text:span><text:span text:style-name="Strong_20_Emphasis"><text:span text:style-name="T3">OpenDev</text:span></text:span><text:span text:style-name="T3"> </text:span><text:span text:style-name="T5">进行，</text:span><text:span text:style-name="Strong_20_Emphasis"><text:span text:style-name="T3">GitHub</text:span></text:span><text:span text:style-name="T3"> </text:span><text:span text:style-name="T5">提供官方镜像。大量的代码仓库反映了其模块化特性，但也带来了导航挑战。</text:span><text:span text:style-name="Strong_20_Emphasis"><text:span text:style-name="T5">官方文档 </text:span></text:span><text:span text:style-name="Strong_20_Emphasis"><text:span text:style-name="T3">(</text:span></text:span><text:span text:style-name="Strong_20_Emphasis"><text:span text:style-name="Source_20_Text"><text:span text:style-name="T3">docs.openstack.org</text:span></text:span></text:span><text:span text:style-name="Strong_20_Emphasis"><text:span text:style-name="T3">)</text:span></text:span><text:span text:style-name="T3"> </text:span><text:span text:style-name="T5">是最重要的信息来源，而活跃的</text:span><text:span text:style-name="Strong_20_Emphasis"><text:span text:style-name="T5">社区</text:span></text:span><text:span text:style-name="T5">（邮件列表 </text:span><text:span text:style-name="Source_20_Text"><text:span text:style-name="T3">openstack-discuss</text:span></text:span><text:span text:style-name="T5">、</text:span><text:span text:style-name="T3">Stack Overflow/Server Fault</text:span><text:span text:style-name="T5">、</text:span><text:span text:style-name="T3">Reddit</text:span><text:span text:style-name="T5">、</text:span><text:span text:style-name="T3">IRC </text:span><text:span text:style-name="T5">等）是获取帮助和参与贡献的关键渠道。 </text:span></text:p>
        </text:list-item>
      </text:list>
      <text:h text:style-name="P4" text:outline-level="3"><text:span text:style-name="T1">B. </text:span><text:span text:style-name="T2">后续步骤与鼓励</text:span></text:h>
      <text:p text:style-name="P13"><text:span text:style-name="T5">对于希望开始实践 </text:span><text:span text:style-name="T3">OpenStack </text:span><text:span text:style-name="T5">的用户，建议采取以下步骤：</text:span></text:p>
      <text:list xml:id="list1169629968" text:style-name="L7">
        <text:list-item>
          <text:p text:style-name="P21"><text:span text:style-name="Strong_20_Emphasis"><text:span text:style-name="T5">动手实践</text:span></text:span><text:span text:style-name="Strong_20_Emphasis"><text:span text:style-name="T3">:</text:span></text:span><text:span text:style-name="T3"> </text:span><text:span text:style-name="T5">利用本报告中提供的 </text:span><text:span text:style-name="T3">DevStack </text:span><text:span text:style-name="T5">分步指南，在虚拟机或专用物理机上搭建一个 </text:span><text:span text:style-name="T3">All-in-One </text:span><text:span text:style-name="T5">环境。亲身体验安装过程和基本操作是理解 </text:span><text:span text:style-name="T3">OpenStack </text:span><text:span text:style-name="T5">的最佳方式。 </text:span></text:p>
        </text:list-item>
        <text:list-item>
          <text:p text:style-name="P21"><text:span text:style-name="Strong_20_Emphasis"><text:span text:style-name="T5">深入文档</text:span></text:span><text:span text:style-name="Strong_20_Emphasis"><text:span text:style-name="T3">:</text:span></text:span><text:span text:style-name="T3"> </text:span><text:span text:style-name="T5">将官方 </text:span><text:span text:style-name="T3">OpenStack </text:span><text:span text:style-name="T5">文档网站 </text:span><text:span text:style-name="T3">(</text:span><text:span text:style-name="Source_20_Text"><text:span text:style-name="T3">https://docs.openstack.org/</text:span></text:span><text:span text:style-name="T3">) </text:span><text:span text:style-name="T5">作为首要参考。仔细阅读感兴趣组件的安装、管理和用户指南，以及 </text:span><text:span text:style-name="T3">API </text:span><text:span text:style-name="T5">参考文档。 </text:span></text:p>
        </text:list-item>
        <text:list-item>
          <text:p text:style-name="P21"><text:span text:style-name="Strong_20_Emphasis"><text:span text:style-name="T5">探索代码</text:span></text:span><text:span text:style-name="Strong_20_Emphasis"><text:span text:style-name="T3">:</text:span></text:span><text:span text:style-name="T3"> </text:span><text:span text:style-name="T5">通过 </text:span><text:span text:style-name="T3">OpenDev </text:span><text:span text:style-name="T5">或 </text:span><text:span text:style-name="T3">GitHub </text:span><text:span text:style-name="T5">镜像浏览核心项目（如 </text:span><text:span text:style-name="T3">Nova, Neutron, Keystone</text:span><text:span text:style-name="T5">）的代码，了解其内部实现。 </text:span></text:p>
        </text:list-item>
        <text:list-item>
          <text:p text:style-name="P21"><text:soft-page-break/><text:span text:style-name="Strong_20_Emphasis"><text:span text:style-name="T5">参与社区</text:span></text:span><text:span text:style-name="Strong_20_Emphasis"><text:span text:style-name="T3">:</text:span></text:span><text:span text:style-name="T3"> </text:span><text:span text:style-name="T5">订阅 </text:span><text:span text:style-name="Source_20_Text"><text:span text:style-name="T3">openstack-discuss</text:span></text:span><text:span text:style-name="T3"> </text:span><text:span text:style-name="T5">邮件列表，关注相关讨论。在遇到具体问题时，根据问题类型（编程、运维、一般讨论）选择合适的平台（</text:span><text:span text:style-name="T3">Stack Overflow, Server Fault, </text:span><text:span text:style-name="T5">邮件列表</text:span><text:span text:style-name="T3">, Reddit</text:span><text:span text:style-name="T5">）寻求帮助。 </text:span></text:p>
        </text:list-item>
      </text:list>
      <text:p text:style-name="P13"><text:span text:style-name="T5">虽然 </text:span><text:span text:style-name="T3">OpenStack </text:span><text:span text:style-name="T5">因其复杂性而具有一定的学习曲线，但其强大的功能、广泛的应用以及活跃的社区为学习和应用提供了坚实的基础。通过结合动手实践、深入阅读文档和积极利用社区资源，用户可以逐步掌握这个领先的开源云平台。</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CJK SC1" style:font-family-complex="'Noto Sans CJK S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1" style:font-family-complex="'Noto Sans CJK SC'"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1:31:53.201045646</meta:creation-date>
    <dc:date>2025-04-20T01:32:06.207695515</dc:date>
    <meta:editing-duration>PT13S</meta:editing-duration>
    <meta:editing-cycles>1</meta:editing-cycles>
    <meta:document-statistic meta:table-count="2" meta:image-count="0" meta:object-count="0" meta:page-count="17" meta:paragraph-count="354" meta:word-count="9834" meta:character-count="18767" meta:non-whitespace-character-count="17276"/>
    <meta:generator>LibreOffice/7.3.7.2$Linux_X86_64 LibreOffice_project/30$Build-2</meta:generator>
  </office:meta>
</office:document-meta>
</file>